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pitch="variable" style:font-charset="x-symbol"/>
    <style:font-face style:name="Lohit Hindi1" svg:font-family="'Lohit Hindi'"/>
    <style:font-face style:name="Courier New" svg:font-family="'Courier New'" style:font-family-generic="modern"/>
    <style:font-face style:name="Courier New2" svg:font-family="'Courier New'" style:font-family-generic="modern" style:font-pitch="fixed"/>
    <style:font-face style:name="Calibri1" svg:font-family="Calibri" style:font-pitch="variable"/>
    <style:font-face style:name="DejaVu Sans1" svg:font-family="'DejaVu Sans'" style:font-pitch="variable"/>
    <style:font-face style:name="Lohit Hindi2" svg:font-family="'Lohit Hindi'" style:font-pitch="variable"/>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986in" fo:margin-left="-0.0153in" table:align="left" style:writing-mode="lr-tb"/>
    </style:style>
    <style:style style:name="Table1.A" style:family="table-column">
      <style:table-column-properties style:column-width="0.5049in"/>
    </style:style>
    <style:style style:name="Table1.B" style:family="table-column">
      <style:table-column-properties style:column-width="5.4938in"/>
    </style:style>
    <style:style style:name="Table1.1" style:family="table-row">
      <style:table-row-properties fo:keep-together="auto"/>
    </style:style>
    <style:style style:name="Table1.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1.B1" style:family="table-cell">
      <style:table-cell-properties style:vertical-align="middle" style:border-line-width="0.0208in 0.0104in 0.0104in" fo:padding="0.0104in" fo:border="3pt double #000000" style:writing-mode="lr-tb"/>
    </style:style>
    <style:style style:name="Table2" style:family="table">
      <style:table-properties style:width="5.9986in" fo:margin-left="-0.0153in" table:align="left" style:writing-mode="lr-tb"/>
    </style:style>
    <style:style style:name="Table2.A" style:family="table-column">
      <style:table-column-properties style:column-width="0.5049in"/>
    </style:style>
    <style:style style:name="Table2.B" style:family="table-column">
      <style:table-column-properties style:column-width="5.4938in"/>
    </style:style>
    <style:style style:name="Table2.1" style:family="table-row">
      <style:table-row-properties fo:keep-together="auto"/>
    </style:style>
    <style:style style:name="Table2.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2.B1" style:family="table-cell">
      <style:table-cell-properties style:vertical-align="middle" style:border-line-width="0.0208in 0.0104in 0.0104in" fo:padding="0.0104in" fo:border="3pt double #000000" style:writing-mode="lr-tb"/>
    </style:style>
    <style:style style:name="Table3" style:family="table">
      <style:table-properties style:width="5.9986in" fo:margin-left="-0.0153in" table:align="left" style:writing-mode="lr-tb"/>
    </style:style>
    <style:style style:name="Table3.A" style:family="table-column">
      <style:table-column-properties style:column-width="0.5049in"/>
    </style:style>
    <style:style style:name="Table3.B" style:family="table-column">
      <style:table-column-properties style:column-width="5.4938in"/>
    </style:style>
    <style:style style:name="Table3.1" style:family="table-row">
      <style:table-row-properties fo:keep-together="auto"/>
    </style:style>
    <style:style style:name="Table3.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3.B1" style:family="table-cell">
      <style:table-cell-properties style:vertical-align="middle" style:border-line-width="0.0208in 0.0104in 0.0104in" fo:padding="0.0104in" fo:border="3pt double #000000" style:writing-mode="lr-tb"/>
    </style:style>
    <style:style style:name="Table4" style:family="table">
      <style:table-properties style:width="5.9986in" fo:margin-left="-0.0153in" table:align="left" style:writing-mode="lr-tb"/>
    </style:style>
    <style:style style:name="Table4.A" style:family="table-column">
      <style:table-column-properties style:column-width="0.5049in"/>
    </style:style>
    <style:style style:name="Table4.B" style:family="table-column">
      <style:table-column-properties style:column-width="5.4938in"/>
    </style:style>
    <style:style style:name="Table4.1" style:family="table-row">
      <style:table-row-properties fo:keep-together="auto"/>
    </style:style>
    <style:style style:name="Table4.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4.B1" style:family="table-cell">
      <style:table-cell-properties style:vertical-align="middle" style:border-line-width="0.0208in 0.0104in 0.0104in" fo:padding="0.0104in" fo:border="3pt double #000000" style:writing-mode="lr-tb"/>
    </style:style>
    <style:style style:name="Table5" style:family="table">
      <style:table-properties style:width="5.9986in" fo:margin-left="-0.0153in" table:align="left" style:writing-mode="lr-tb"/>
    </style:style>
    <style:style style:name="Table5.A" style:family="table-column">
      <style:table-column-properties style:column-width="1.3938in"/>
    </style:style>
    <style:style style:name="Table5.B" style:family="table-column">
      <style:table-column-properties style:column-width="4.6049in"/>
    </style:style>
    <style:style style:name="Table5.1" style:family="table-row">
      <style:table-row-properties fo:keep-together="auto"/>
    </style:style>
    <style:style style:name="Table5.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5.B1" style:family="table-cell">
      <style:table-cell-properties style:vertical-align="middle" style:border-line-width="0.0208in 0.0104in 0.0104in" fo:padding="0.0104in" fo:border="3pt double #000000" style:writing-mode="lr-tb"/>
    </style:style>
    <style:style style:name="Table6" style:family="table">
      <style:table-properties style:width="5.9986in" fo:margin-left="-0.0153in" table:align="left" style:writing-mode="lr-tb"/>
    </style:style>
    <style:style style:name="Table6.A" style:family="table-column">
      <style:table-column-properties style:column-width="1.6903in"/>
    </style:style>
    <style:style style:name="Table6.B" style:family="table-column">
      <style:table-column-properties style:column-width="4.3083in"/>
    </style:style>
    <style:style style:name="Table6.1" style:family="table-row">
      <style:table-row-properties fo:keep-together="auto"/>
    </style:style>
    <style:style style:name="Table6.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6.B1" style:family="table-cell">
      <style:table-cell-properties style:vertical-align="middle" style:border-line-width="0.0208in 0.0104in 0.0104in" fo:padding="0.0104in" fo:border="3pt double #000000" style:writing-mode="lr-tb"/>
    </style:style>
    <style:style style:name="Table7" style:family="table">
      <style:table-properties style:width="5.9986in" fo:margin-left="-0.0153in" table:align="left" style:writing-mode="lr-tb"/>
    </style:style>
    <style:style style:name="Table7.A" style:family="table-column">
      <style:table-column-properties style:column-width="1.5118in"/>
    </style:style>
    <style:style style:name="Table7.B" style:family="table-column">
      <style:table-column-properties style:column-width="4.4868in"/>
    </style:style>
    <style:style style:name="Table7.1" style:family="table-row">
      <style:table-row-properties fo:keep-together="auto"/>
    </style:style>
    <style:style style:name="Table7.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7.B1" style:family="table-cell">
      <style:table-cell-properties style:vertical-align="middle" style:border-line-width="0.0208in 0.0104in 0.0104in" fo:padding="0.0104in" fo:border="3pt double #000000" style:writing-mode="lr-tb"/>
    </style:style>
    <style:style style:name="Table8" style:family="table">
      <style:table-properties style:width="5.9986in" fo:margin-left="-0.0153in" table:align="left" style:writing-mode="lr-tb"/>
    </style:style>
    <style:style style:name="Table8.A" style:family="table-column">
      <style:table-column-properties style:column-width="2.1049in"/>
    </style:style>
    <style:style style:name="Table8.B" style:family="table-column">
      <style:table-column-properties style:column-width="3.8938in"/>
    </style:style>
    <style:style style:name="Table8.1" style:family="table-row">
      <style:table-row-properties fo:keep-together="auto"/>
    </style:style>
    <style:style style:name="Table8.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8.B1" style:family="table-cell">
      <style:table-cell-properties style:vertical-align="middle" style:border-line-width="0.0208in 0.0104in 0.0104in" fo:padding="0.0104in" fo:border="3pt double #000000" style:writing-mode="lr-tb"/>
    </style:style>
    <style:style style:name="Table9" style:family="table">
      <style:table-properties style:width="5.9986in" fo:margin-left="-0.0153in" table:align="left" style:writing-mode="lr-tb"/>
    </style:style>
    <style:style style:name="Table9.A" style:family="table-column">
      <style:table-column-properties style:column-width="1.6903in"/>
    </style:style>
    <style:style style:name="Table9.B" style:family="table-column">
      <style:table-column-properties style:column-width="4.3083in"/>
    </style:style>
    <style:style style:name="Table9.1" style:family="table-row">
      <style:table-row-properties fo:keep-together="auto"/>
    </style:style>
    <style:style style:name="Table9.A1" style:family="table-cell">
      <style:table-cell-properties style:vertical-align="middle"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style>
    <style:style style:name="Table9.B1" style:family="table-cell">
      <style:table-cell-properties style:vertical-align="middle" style:border-line-width="0.0208in 0.0104in 0.0104in" fo:padding="0.0104in" fo:border="3pt double #000000" style:writing-mode="lr-tb"/>
    </style:style>
    <style:style style:name="P1" style:family="paragraph" style:parent-style-name="Standard">
      <style:paragraph-properties fo:text-align="justify" style:justify-single-word="false"/>
      <style:text-properties fo:font-size="10pt" style:font-name-asian="Times New Roman" style:font-size-asian="10pt" style:language-asian="pt" style:country-asian="BR" style:font-size-complex="10pt"/>
    </style:style>
    <style:style style:name="P2" style:family="paragraph" style:parent-style-name="Standard">
      <style:paragraph-properties fo:margin-top="0.0193in" fo:margin-bottom="0.0693in" style:contextual-spacing="false" style:line-height-at-least="0.0693in"/>
    </style:style>
    <style:style style:name="P3" style:family="paragraph" style:parent-style-name="Standard">
      <style:paragraph-properties fo:margin-top="0.0193in" fo:margin-bottom="0.0693in" style:contextual-spacing="false" style:line-height-at-least="0.0693in"/>
      <style:text-properties style:font-name="Courier New1" fo:font-size="10pt" style:font-name-asian="Times New Roman" style:font-size-asian="10pt" style:language-asian="pt" style:country-asian="BR" style:font-size-complex="10pt"/>
    </style:style>
    <style:style style:name="P4" style:family="paragraph" style:parent-style-name="Standard">
      <style:paragraph-properties fo:margin-top="0.0193in" fo:margin-bottom="0.0693in" style:contextual-spacing="false" style:line-height-at-least="0.0693in" fo:text-align="justify" style:justify-single-word="false"/>
      <style:text-properties style:font-name="Courier New1" fo:font-size="10pt" style:font-name-asian="Times New Roman" style:font-size-asian="10pt" style:language-asian="pt" style:country-asian="BR" style:font-size-complex="10pt"/>
    </style:style>
    <style:style style:name="P5" style:family="paragraph" style:parent-style-name="Standard">
      <style:paragraph-properties fo:margin-top="0.0193in" fo:margin-bottom="0.0693in" style:contextual-spacing="false" style:line-height-at-least="0.0693in"/>
      <style:text-properties style:font-name="Courier New1" fo:font-size="10pt" style:font-name-asian="Times New Roman" style:font-size-asian="10pt" style:language-asian="pt" style:country-asian="BR" style:font-name-complex="Courier New1" style:font-size-complex="10pt"/>
    </style:style>
    <style:style style:name="P6" style:family="paragraph" style:parent-style-name="Standard">
      <style:paragraph-properties fo:margin-top="0.0193in" fo:margin-bottom="0.0693in" style:contextual-spacing="false" style:line-height-at-least="0.0693in"/>
      <style:text-properties style:font-name="Courier New1" style:font-name-asian="Times New Roman" style:language-asian="pt" style:country-asian="BR"/>
    </style:style>
    <style:style style:name="P7" style:family="paragraph" style:parent-style-name="Standard" style:list-style-name="WW8Num1">
      <style:paragraph-properties fo:margin-top="0.0193in" fo:margin-bottom="0.0693in" style:contextual-spacing="false" style:line-height-at-least="0.0693in" fo:text-align="justify" style:justify-single-word="false"/>
      <style:text-properties style:font-name="Arial" fo:font-size="10pt" style:font-name-asian="Times New Roman" style:font-size-asian="10pt" style:language-asian="pt" style:country-asian="BR" style:font-name-complex="Arial" style:font-size-complex="10pt"/>
    </style:style>
    <style:style style:name="P8" style:family="paragraph" style:parent-style-name="Standard" style:master-page-name="Standard">
      <style:paragraph-properties fo:margin-top="0.0193in" fo:margin-bottom="0.0693in" style:contextual-spacing="false" style:line-height-at-least="0.0693in" style:page-number="auto"/>
      <style:text-properties style:font-name="Courier New1" fo:font-size="10pt" style:font-name-asian="Times New Roman" style:font-size-asian="10pt" style:language-asian="pt" style:country-asian="BR" style:font-size-complex="10pt"/>
    </style:style>
    <style:style style:name="P9" style:family="paragraph" style:parent-style-name="Standard">
      <style:paragraph-properties fo:margin-top="0.0693in" fo:margin-bottom="0.0693in" style:contextual-spacing="false" style:line-height-at-least="0.0693in"/>
      <style:text-properties fo:font-size="10pt" style:font-name-asian="Times New Roman" style:font-size-asian="10pt" style:language-asian="pt" style:country-asian="BR" style:font-size-complex="10pt"/>
    </style:style>
    <style:style style:name="P10" style:family="paragraph" style:parent-style-name="Standard">
      <style:paragraph-properties fo:margin-top="0.0693in" fo:margin-bottom="0.0693in" style:contextual-spacing="false" style:line-height-at-least="0.0693in" fo:text-align="justify" style:justify-single-word="false"/>
      <style:text-properties fo:font-size="10pt" style:font-name-asian="Times New Roman" style:font-size-asian="10pt" style:language-asian="pt" style:country-asian="BR" style:font-size-complex="10pt"/>
    </style:style>
    <style:style style:name="P11" style:family="paragraph" style:parent-style-name="Standard">
      <style:paragraph-properties fo:margin-top="0.0693in" fo:margin-bottom="0.0693in" style:contextual-spacing="false" style:line-height-at-least="0.0693in"/>
    </style:style>
    <style:style style:name="P12" style:family="paragraph" style:parent-style-name="Standard">
      <style:paragraph-properties fo:margin-top="0.0693in" fo:margin-bottom="0.0693in" style:contextual-spacing="false" style:line-height-at-least="0.0693in" fo:text-align="justify" style:justify-single-word="false"/>
    </style:style>
    <style:style style:name="P13" style:family="paragraph" style:parent-style-name="Standard">
      <style:paragraph-properties fo:margin-top="0.0693in" fo:margin-bottom="0.0693in" style:contextual-spacing="false" style:line-height-at-least="0.0693in"/>
      <style:text-properties style:font-name="Arial" fo:font-size="10pt" style:font-name-asian="Times New Roman" style:font-size-asian="10pt" style:language-asian="pt" style:country-asian="BR" style:font-name-complex="Arial" style:font-size-complex="10pt"/>
    </style:style>
    <style:style style:name="P14" style:family="paragraph" style:parent-style-name="Standard">
      <style:paragraph-properties fo:margin-top="0.0693in" fo:margin-bottom="0.0693in" style:contextual-spacing="false" style:line-height-at-least="0.0693in" fo:text-align="justify" style:justify-single-word="false"/>
      <style:text-properties style:font-name="Arial" fo:font-size="10pt" style:font-name-asian="Times New Roman" style:font-size-asian="10pt" style:language-asian="pt" style:country-asian="BR" style:font-name-complex="Arial" style:font-size-complex="10pt"/>
    </style:style>
    <style:style style:name="P15" style:family="paragraph" style:parent-style-name="Standard">
      <style:paragraph-properties fo:margin-top="0.0693in" fo:margin-bottom="0.0693in" style:contextual-spacing="false" style:line-height-at-least="0.0693in"/>
      <style:text-properties style:font-name="Arial" fo:font-size="10pt" fo:font-weight="bold" style:font-name-asian="Times New Roman" style:font-size-asian="10pt" style:language-asian="pt" style:country-asian="BR" style:font-weight-asian="bold" style:font-name-complex="Arial" style:font-size-complex="10pt" style:font-weight-complex="bold"/>
    </style:style>
    <style:style style:name="P16" style:family="paragraph" style:parent-style-name="Standard">
      <style:paragraph-properties fo:margin-top="0.0693in" fo:margin-bottom="0.0693in" style:contextual-spacing="false" style:line-height-at-least="0.0693in" fo:text-align="justify" style:justify-single-word="false"/>
      <style:text-properties style:font-name="Arial" fo:font-size="10pt" fo:font-weight="bold" style:font-name-asian="Times New Roman" style:font-size-asian="10pt" style:language-asian="pt" style:country-asian="BR" style:font-weight-asian="bold" style:font-name-complex="Arial" style:font-size-complex="10pt" style:font-weight-complex="bold"/>
    </style:style>
    <style:style style:name="P17" style:family="paragraph" style:parent-style-name="Standard">
      <style:paragraph-properties fo:margin-top="0.0693in" fo:margin-bottom="0.0693in" style:contextual-spacing="false" style:line-height-at-least="0.0693in"/>
      <style:text-properties style:font-name="Arial" fo:font-size="10pt" fo:font-style="italic" fo:font-weight="bold" style:font-name-asian="Times New Roman" style:font-size-asian="10pt" style:language-asian="pt" style:country-asian="BR" style:font-style-asian="italic" style:font-weight-asian="bold" style:font-name-complex="Arial" style:font-size-complex="10pt" style:font-style-complex="italic" style:font-weight-complex="bold"/>
    </style:style>
    <style:style style:name="P18" style:family="paragraph" style:parent-style-name="Standard">
      <style:paragraph-properties fo:margin-top="0.0693in" fo:margin-bottom="0.0693in" style:contextual-spacing="false" style:line-height-at-least="0.0693in"/>
      <style:text-properties style:font-name="Courier New1" fo:font-size="10pt" style:font-name-asian="Times New Roman" style:font-size-asian="10pt" style:language-asian="pt" style:country-asian="BR" style:font-size-complex="10pt"/>
    </style:style>
    <style:style style:name="P19" style:family="paragraph" style:parent-style-name="Standard">
      <style:paragraph-properties fo:margin-top="0.0693in" fo:margin-bottom="0.0693in" style:contextual-spacing="false" style:line-height-at-least="0.0693in" fo:text-align="justify" style:justify-single-word="false"/>
      <style:text-properties style:font-name="Courier New1" fo:font-size="10pt" style:font-name-asian="Times New Roman" style:font-size-asian="10pt" style:language-asian="pt" style:country-asian="BR" style:font-size-complex="10pt"/>
    </style:style>
    <style:style style:name="P20" style:family="paragraph" style:parent-style-name="Standard">
      <style:paragraph-properties fo:margin-top="0.0693in" fo:margin-bottom="0.0693in" style:contextual-spacing="false" style:line-height-at-least="0.0693in"/>
      <style:text-properties style:font-name="Courier New1" fo:font-size="10pt" style:font-name-asian="Times New Roman" style:font-size-asian="10pt" style:language-asian="pt" style:country-asian="BR" style:font-name-complex="Courier New1" style:font-size-complex="10pt"/>
    </style:style>
    <style:style style:name="P21" style:family="paragraph" style:parent-style-name="Standard">
      <style:paragraph-properties fo:margin-top="0.0693in" fo:margin-bottom="0.0693in" style:contextual-spacing="false" style:line-height-at-least="0.0693in" fo:text-align="justify" style:justify-single-word="false"/>
      <style:text-properties style:font-name="Courier New1" fo:font-size="10pt" style:font-name-asian="Times New Roman" style:font-size-asian="10pt" style:language-asian="pt" style:country-asian="BR" style:font-name-complex="Courier New1" style:font-size-complex="10pt"/>
    </style:style>
    <style:style style:name="P22" style:family="paragraph" style:parent-style-name="Standard">
      <style:paragraph-properties fo:margin-top="0.0693in" fo:margin-bottom="0.0693in" style:contextual-spacing="false" style:line-height-at-least="0.0693in"/>
      <style:text-properties style:font-name-asian="Times New Roman" style:language-asian="pt" style:country-asian="BR"/>
    </style:style>
    <style:style style:name="P23" style:family="paragraph" style:parent-style-name="Standard">
      <style:paragraph-properties fo:margin-top="0.0693in" fo:margin-bottom="0.0693in" style:contextual-spacing="false" style:line-height-at-least="0.0693in" fo:text-align="justify" style:justify-single-word="false"/>
      <style:text-properties style:font-name-asian="Times New Roman" style:language-asian="pt" style:country-asian="BR"/>
    </style:style>
    <style:style style:name="P24" style:family="paragraph" style:parent-style-name="Standard">
      <style:paragraph-properties fo:margin-top="0in" fo:margin-bottom="0in" style:contextual-spacing="false" style:line-height-at-least="0.0693in" fo:text-align="center" style:justify-single-word="false"/>
      <style:text-properties style:font-name="Courier New1" fo:font-size="10pt" style:font-name-asian="Times New Roman" style:font-size-asian="10pt" style:language-asian="pt" style:country-asian="BR" style:font-name-complex="Courier New1" style:font-size-complex="10pt"/>
    </style:style>
    <style:style style:name="P25" style:family="paragraph" style:parent-style-name="Standard">
      <style:paragraph-properties fo:margin-top="0in" fo:margin-bottom="0in" style:contextual-spacing="false" style:line-height-at-least="0.0693in" fo:text-align="center" style:justify-single-word="false"/>
      <style:text-properties style:font-name="Courier New1" fo:font-size="10pt" style:font-name-asian="Times New Roman" style:font-size-asian="10pt" style:language-asian="pt" style:country-asian="BR" style:font-size-complex="10pt"/>
    </style:style>
    <style:style style:name="P26" style:family="paragraph" style:parent-style-name="Standard">
      <style:paragraph-properties fo:margin-top="0in" fo:margin-bottom="0in" style:contextual-spacing="false" style:line-height-at-least="0.0693in" fo:text-align="center" style:justify-single-word="false"/>
      <style:text-properties style:font-name="Courier New1" fo:font-size="10pt" fo:font-style="italic" style:font-name-asian="Times New Roman" style:font-size-asian="10pt" style:language-asian="pt" style:country-asian="BR" style:font-style-asian="italic" style:font-name-complex="Courier New1" style:font-size-complex="10pt" style:font-style-complex="italic"/>
    </style:style>
    <style:style style:name="P27" style:family="paragraph" style:parent-style-name="Standard">
      <style:paragraph-properties fo:margin-top="0in" fo:margin-bottom="0in" style:contextual-spacing="false" style:line-height-at-least="0.0693in"/>
      <style:text-properties style:font-name="Arial" fo:font-size="10pt" style:font-name-asian="Times New Roman" style:font-size-asian="10pt" style:language-asian="pt" style:country-asian="BR" style:font-name-complex="Arial" style:font-size-complex="10pt"/>
    </style:style>
    <style:style style:name="P28" style:family="paragraph" style:parent-style-name="Standard">
      <style:paragraph-properties fo:margin-top="0in" fo:margin-bottom="0in" style:contextual-spacing="false" style:line-height-at-least="0.0693in"/>
      <style:text-properties fo:font-size="10pt" style:font-name-asian="Times New Roman" style:font-size-asian="10pt" style:language-asian="pt" style:country-asian="BR" style:font-size-complex="10pt"/>
    </style:style>
    <style:style style:name="P29" style:family="paragraph" style:parent-style-name="Standard">
      <style:paragraph-properties fo:margin-top="0in" fo:margin-bottom="0in" style:contextual-spacing="false" style:line-height-at-least="0.0693in" fo:text-align="justify" style:justify-single-word="false"/>
      <style:text-properties fo:font-size="10pt" style:font-name-asian="Times New Roman" style:font-size-asian="10pt" style:language-asian="pt" style:country-asian="BR" style:font-size-complex="10pt"/>
    </style:style>
    <style:style style:name="P30" style:family="paragraph" style:parent-style-name="Standard">
      <style:paragraph-properties fo:margin-top="0in" fo:margin-bottom="0in" style:contextual-spacing="false" style:line-height-at-least="0.0693in" fo:text-align="center" style:justify-single-word="false"/>
      <style:text-properties fo:font-size="10pt" style:font-name-asian="Times New Roman" style:font-size-asian="10pt" style:language-asian="pt" style:country-asian="BR" style:font-size-complex="10pt"/>
    </style:style>
    <style:style style:name="P31" style:family="paragraph" style:parent-style-name="Standard">
      <style:paragraph-properties fo:margin-top="0in" fo:margin-bottom="0in" style:contextual-spacing="false" style:line-height-at-least="0.0693in" fo:text-align="center" style:justify-single-word="false"/>
      <style:text-properties style:font-name-asian="Times New Roman" style:language-asian="pt" style:country-asian="BR"/>
    </style:style>
    <style:style style:name="T1" style:family="text">
      <style:text-properties fo:font-style="italic" style:font-style-asian="italic" style:font-style-complex="italic"/>
    </style:style>
    <style:style style:name="T2" style:family="text">
      <style:text-properties fo:font-style="italic" style:font-style-asian="italic" style:font-name-complex="Courier New1"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Courier New1"/>
    </style:style>
    <style:style style:name="T5" style:family="text">
      <style:text-properties style:font-name="Arial"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weight="bold" style:font-weight-asian="bold" style:font-name-complex="Arial" style:font-weight-complex="bold"/>
    </style:style>
    <style:style style:name="T8" style:family="text">
      <style:text-properties style:font-name="Arial" fo:font-size="10pt" style:font-size-asian="10pt" style:font-name-complex="Arial" style:font-size-complex="10pt"/>
    </style:style>
    <style:style style:name="T9" style:family="text">
      <style:text-properties style:font-name="Courier New1" fo:font-style="italic" style:font-style-asian="italic" style:font-name-complex="Courier New1" style:font-style-complex="italic"/>
    </style:style>
    <style:style style:name="T10" style:family="text">
      <style:text-properties style:font-name="Courier New1" style:font-name-complex="Courier New1"/>
    </style:style>
    <style:style style:name="T11" style:family="text">
      <style:text-properties style:font-name="Courier New1" fo:font-weight="bold" style:font-weight-asian="bold" style:font-name-complex="Courier New1" style:font-weight-complex="bold"/>
    </style:style>
    <style:style style:name="T12" style:family="text">
      <style:text-properties style:font-name="Courier New1" fo:font-size="10pt" fo:font-style="italic" style:font-size-asian="10pt" style:font-style-asian="italic" style:font-name-complex="Courier New1" style:font-size-complex="10pt" style:font-style-complex="italic"/>
    </style:style>
    <style:style style:name="T13" style:family="text">
      <style:text-properties style:font-name="Courier New1" fo:font-size="10pt" style:font-size-asian="10pt" style:font-name-complex="Courier New1" style:font-size-complex="10pt"/>
    </style:style>
    <style:style style:name="T14" style:family="text">
      <style:text-properties fo:font-weight="bold" style:font-weight-asian="bold" style:font-weight-complex="bold"/>
    </style:style>
    <style:style style:name="T15" style:family="text">
      <style:text-properties fo:font-weight="bold" style:font-weight-asian="bold" style:font-name-complex="Courier New1" style:font-weight-complex="bold"/>
    </style:style>
    <style:style style:name="T16" style:family="text">
      <style:text-properties fo:font-size="10pt" style:font-size-asian="10pt" style:font-name-complex="Courier New1" style:font-size-complex="10pt"/>
    </style:style>
    <style:style style:name="T17" style:family="text">
      <style:text-properties fo:font-size="12pt" style:font-size-asian="12pt" style:font-name-complex="Courier New1" style:font-size-complex="12pt"/>
    </style:style>
    <style:style style:name="T18" style:family="text">
      <style:text-properties style:font-name="Times New Roman" fo:font-size="12pt" style:font-size-asian="12pt" style:font-name-complex="Times New Roman" style:font-size-complex="12pt"/>
    </style:style>
    <style:style style:name="T19" style:family="text">
      <style:text-properties style:font-name="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lt;lista-de-variáveis&gt;</text:span><text:span text:style-name="T4"> : </text:span><text:span text:style-name="T2">&lt;tipo-de-dado&gt;<text:line-break/>&lt;lista-de-variáveis&gt;</text:span><text:span text:style-name="T4"> : vetor "["</text:span><text:span text:style-name="T2">&lt;lista-de-intervalos&gt;"</text:span><text:span text:style-name="T4">]" de </text:span><text:span text:style-name="T2">&lt;tipo-de-dado&gt;</text:span></text:p>
      <text:p text:style-name="P1"><text:span text:style-name="T5">Na </text:span><text:span text:style-name="T9">&lt;lista-de-variáveis&gt;</text:span><text:span text:style-name="T5">, os nomes das variáveis estão separados por vírgulas. Na </text:span><text:span text:style-name="T9">&lt;lista-de-intervalos&gt;</text:span><text:span text:style-name="T5">, os </text:span><text:span text:style-name="T9">&lt;intervalo&gt;</text:span><text:span text:style-name="T5"> são separados por vírgulas, e têm a seguinte sintaxe:</text:span></text:p>
      <text:p text:style-name="P3"><text:span text:style-name="T2">&lt;intervalo&gt;</text:span><text:span text:style-name="T4">: </text:span><text:span text:style-name="T2">&lt;valor-inicial&gt;</text:span><text:span text:style-name="T4"> .. </text:span><text:span text:style-name="T2">&lt;valor-final&gt;</text:span><text:span text:style-name="T4"> </text:span></text:p>
      <text:p text:style-name="P10"><text:span text:style-name="T5">Tanto </text:span><text:span text:style-name="T9">&lt;valor-inicial&gt;</text:span><text:span text:style-name="T5"> como </text:span><text:span text:style-name="T9">&lt;valor-final&gt;</text:span><text:span text:style-name="T5"> devem ser inteiros. Além disso, exige-se evidentemente que </text:span><text:span text:style-name="T9">&lt;valor-final&gt;</text:span><text:span text:style-name="T5"> seja maior do que </text:span><text:span text:style-name="T9">&lt;valor-inicial&gt;</text:span><text:span text:style-name="T5">.</text:span></text:p>
      <text:p text:style-name="P12"/>
      <text:p text:style-name="P14">Exemplos:</text:p>
      <text:p text:style-name="P5">var a: inteiro<text:line-break/>    Valor1, Valor2: real<text:line-break/>    vet: vetor [1..10] de real<text:line-break/>    matriz: vetor [0..4,8..10] de inteiro<text:line-break/>    nome_do_aluno: caractere<text:line-break/>    sinalizador: logico</text:p>
      <text:p text:style-name="P11"/>
      <text:p text:style-name="P10"><text:span text:style-name="T5">Note que não há a necessidade de ponto e vírgula após cada declaração: basta pular linha. A variável </text:span><text:span text:style-name="T10">vet</text:span><text:span text:style-name="T5"> acima tem 10 elementos, com os índices de [1] a [10], enquanto </text:span><text:span text:style-name="T10">matriz</text:span><text:span text:style-name="T5"> corresponde a 15 elementos com índices [0,8], [0,9], [0,10], [1,8], [1,9], [1,10], ... até [4,10]. O número total de variáveis suportado pelo DirectG é 500 (cada elemento de um vetor é contado individualmente).</text:span></text:p>
      <text:p text:style-name="P11"/>
      <text:p text:style-name="P16"><text:bookmark text:name="constantes"/>Constantes e Comando de Atribuição</text:p>
      <text:p text:style-name="P12"/>
      <text:p text:style-name="P14">O DirectG tem três tipos de constantes:</text:p>
      <text:list xml:id="list1628626237" text:style-name="WW8Num1">
        <text:list-item>
          <text:p text:style-name="P7"><text:span text:style-name="T3">Numéricos</text:span>: são valores numéricos escritos na forma usual das linguagens de programação. Podem ser inteiros ou reais. Neste último caso, o separador de decimais é o ponto e não a vírgula, independente da configuração regional do computador onde o DirectG está sendo executado. O DirectG também não suporta separadores de milhares.</text:p>
        </text:list-item>
        <text:list-item>
          <text:p text:style-name="P7"><text:span text:style-name="T3">Caracteres</text:span>: qualquer cadeia de caracteres delimitada por aspas duplas (").</text:p>
        </text:list-item>
        <text:list-item>
          <text:p text:style-name="P7"><text:span text:style-name="T3">Lógicos</text:span>: admite os valores <text:span text:style-name="T14">VERDADEIRO</text:span> ou <text:span text:style-name="T14">FALSO</text:span>.</text:p>
        </text:list-item>
      </text:list>
      <text:p text:style-name="P12"/>
      <text:p text:style-name="P10"><text:span text:style-name="T5">A atribuição de valores a variáveis é feita com o operador </text:span><text:span text:style-name="T11">&lt;-</text:span><text:span text:style-name="T5">. Do seu lado esquerdo fica a variável à qual está sendo atribuído o valor, e à sua direita pode-se colocar qualquer expressão (constantes, variáveis, expressões numéricas), desde que seu resultado tenha tipo igual ao da variável.</text:span></text:p>
      <text:p text:style-name="P14">Alguns exemplos de atribuições, usando as variáveis declaradas acima:</text:p>
      <text:p text:style-name="P2"/>
      <text:p text:style-name="P5">a &lt;- 3<text:line-break/>Valor1 &lt;- 1.5<text:line-break/>Valor2 &lt;- Valor1 + a<text:line-break/>vet[1] &lt;- vet[1] + (a * 3)<text:line-break/>matriz[3,9] &lt;- a/4 - 5<text:line-break/>nome_do_aluno &lt;- "José da Silva"<text:line-break/>sinalizador &lt;- FALSO</text:p>
      <text:p text:style-name="P11"/>
      <text:p text:style-name="P15"><text:bookmark text:name="oparim"/><text:soft-page-break/>Operadores Aritméticos</text:p>
      <table:table table:name="Table1" table:style-name="Table1">
        <table:table-column table:style-name="Table1.A"/>
        <table:table-column table:style-name="Table1.B"/>
        <table:table-row table:style-name="Table1.1">
          <table:table-cell table:style-name="Table1.A1" office:value-type="string">
            <text:p text:style-name="P24">+,-</text:p>
          </table:table-cell>
          <table:table-cell table:style-name="Table1.B1" office:value-type="string">
            <text:p text:style-name="P28"><text:span text:style-name="T5">Operadores unários, isto é, são aplicados a um único operando. São os operadores aritméticos de maior precedência. Exemplos: </text:span><text:span text:style-name="T10">-3, +x</text:span><text:span text:style-name="T5">. Enquanto o operador unário </text:span><text:span text:style-name="T10">-</text:span><text:span text:style-name="T5"> inverte o sinal do seu operando, o operador </text:span><text:span text:style-name="T10">+</text:span><text:span text:style-name="T5"> não altera o valor em nada o seu valor.</text:span></text:p>
          </table:table-cell>
        </table:table-row>
        <table:table-row table:style-name="Table1.1">
          <table:table-cell table:style-name="Table1.A1" office:value-type="string">
            <text:p text:style-name="P24">\ </text:p>
          </table:table-cell>
          <table:table-cell table:style-name="Table1.B1" office:value-type="string">
            <text:p text:style-name="P27">Operador de divisão inteira. Por exemplo, 5 \ 2 = 2. Tem a mesma precedência do operador de divisão tradicional.</text:p>
          </table:table-cell>
        </table:table-row>
        <table:table-row table:style-name="Table1.1">
          <table:table-cell table:style-name="Table1.A1" office:value-type="string">
            <text:p text:style-name="P24">+,-,*,/ </text:p>
          </table:table-cell>
          <table:table-cell table:style-name="Table1.B1" office:value-type="string">
            <text:p text:style-name="P28"><text:span text:style-name="T5">Operadores aritméticos tradicionais de adição, subtração, multiplicação e divisão. Por convenção, </text:span><text:span text:style-name="T10">*</text:span><text:span text:style-name="T5"> e </text:span><text:span text:style-name="T10">/</text:span><text:span text:style-name="T5"> têm precedência sobre </text:span><text:span text:style-name="T10">+</text:span><text:span text:style-name="T5"> e </text:span><text:span text:style-name="T10">-</text:span><text:span text:style-name="T5">. Para modificar a ordem de avaliação das operações, é necessário usar parênteses como em qualquer expressão aritmética.</text:span></text:p>
          </table:table-cell>
        </table:table-row>
        <table:table-row table:style-name="Table1.1">
          <table:table-cell table:style-name="Table1.A1" office:value-type="string">
            <text:p text:style-name="P24">MOD ou %</text:p>
          </table:table-cell>
          <table:table-cell table:style-name="Table1.B1" office:value-type="string">
            <text:p text:style-name="P28"><text:span text:style-name="T5">Operador de módulo (isto é, resto da divisão inteira). Por exemplo, </text:span><text:span text:style-name="T10">8 MOD 3 = 2</text:span><text:span text:style-name="T5">. Tem a mesma precedência do operador de divisão tradicional.</text:span></text:p>
          </table:table-cell>
        </table:table-row>
        <table:table-row table:style-name="Table1.1">
          <table:table-cell table:style-name="Table1.A1" office:value-type="string">
            <text:p text:style-name="P24">^ </text:p>
          </table:table-cell>
          <table:table-cell table:style-name="Table1.B1" office:value-type="string">
            <text:p text:style-name="P27">Operador de potenciação. Por exemplo, 5 ^ 2 = 25. Tem a maior precedência entre os operadores aritméticos binários (aqueles que têm dois operandos).</text:p>
          </table:table-cell>
        </table:table-row>
      </table:table>
      <text:p text:style-name="P11"/>
      <text:p text:style-name="P15">Operadores de Caracteres</text:p>
      <table:table table:name="Table2" table:style-name="Table2">
        <table:table-column table:style-name="Table2.A"/>
        <table:table-column table:style-name="Table2.B"/>
        <table:table-row table:style-name="Table2.1">
          <table:table-cell table:style-name="Table2.A1" office:value-type="string">
            <text:p text:style-name="P24">+ </text:p>
          </table:table-cell>
          <table:table-cell table:style-name="Table2.B1" office:value-type="string">
            <text:p text:style-name="P28"><text:span text:style-name="T5">Operador de concatenação de </text:span><text:span text:style-name="T6">strings</text:span><text:span text:style-name="T5"> (isto é, cadeias de caracteres), quando usado com dois valores (variáveis ou constantes) do tipo "caractere". Por exemplo: </text:span><text:span text:style-name="T10">"Rio " + " de Janeiro" = "Rio de Janeiro"</text:span><text:span text:style-name="T5">.</text:span></text:p>
          </table:table-cell>
        </table:table-row>
      </table:table>
      <text:p text:style-name="P11"/>
      <text:p text:style-name="P15">Operadores Relacionais</text:p>
      <table:table table:name="Table3" table:style-name="Table3">
        <table:table-column table:style-name="Table3.A"/>
        <table:table-column table:style-name="Table3.B"/>
        <table:table-row table:style-name="Table3.1">
          <table:table-cell table:style-name="Table3.A1" office:value-type="string">
            <text:p text:style-name="P24">=, &lt;, &gt;, &lt;=, &gt;=, &lt;&gt;  </text:p>
          </table:table-cell>
          <table:table-cell table:style-name="Table3.B1" office:value-type="string">
            <text:p text:style-name="P28"><text:span text:style-name="T5">Respectivamente: igual, menor que, maior que, menor ou igual a, maior ou igual a, diferente de. São utilizados em expressões lógicas para se testar a relação entre dois valores do mesmo tipo. Exemplos: </text:span><text:span text:style-name="T10">3 = 3</text:span><text:span text:style-name="T5"> ( 3 é igual a 3?) resulta em </text:span><text:span text:style-name="T10">VERDADEIRO</text:span><text:span text:style-name="T5"> ; </text:span><text:span text:style-name="T10">"A" &gt; "B"</text:span><text:span text:style-name="T5"> ("A" está depois de "B" na ordem alfabética?) resulta em </text:span><text:span text:style-name="T10">FALSO</text:span><text:span text:style-name="T5">.</text:span></text:p>
          </table:table-cell>
        </table:table-row>
      </table:table>
      <text:p text:style-name="P10"><text:span text:style-name="T7">Importante:</text:span><text:span text:style-name="T5"> No DirectG, as comparações entre </text:span><text:span text:style-name="T6">strings</text:span><text:span text:style-name="T5"> </text:span><text:span text:style-name="T7">não diferenciam </text:span><text:span text:style-name="T5">as letras maiúsculas das minúsculas. Assim, </text:span><text:span text:style-name="T10">"ABC"</text:span><text:span text:style-name="T5"> é igual a </text:span><text:span text:style-name="T10">"abc"</text:span><text:span text:style-name="T5">. Valores lógicos obedecem à seguinte ordem:</text:span><text:span text:style-name="T10"> FALSO &lt; VERDADEIRO</text:span><text:span text:style-name="T5">.</text:span></text:p>
      <text:p text:style-name="P11"/>
      <text:p text:style-name="P15"><text:bookmark text:name="oplog"/>Operadores Lógicos</text:p>
      <table:table table:name="Table4" table:style-name="Table4">
        <table:table-column table:style-name="Table4.A"/>
        <table:table-column table:style-name="Table4.B"/>
        <table:table-row table:style-name="Table4.1">
          <table:table-cell table:style-name="Table4.A1" office:value-type="string">
            <text:p text:style-name="P24">nao </text:p>
          </table:table-cell>
          <table:table-cell table:style-name="Table4.B1" office:value-type="string">
            <text:p text:style-name="P28"><text:span text:style-name="T5">Operador unário de negação. </text:span><text:span text:style-name="T10">nao VERDADEIRO = FALSO</text:span><text:span text:style-name="T5">, e </text:span><text:span text:style-name="T10">nao FALSO = VERDADEIRO</text:span><text:span text:style-name="T5">. Tem a maior precedência entre os operadores lógicos. </text:span></text:p>
          </table:table-cell>
        </table:table-row>
        <table:table-row table:style-name="Table4.1">
          <table:table-cell table:style-name="Table4.A1" office:value-type="string">
            <text:p text:style-name="P24">ou </text:p>
          </table:table-cell>
          <table:table-cell table:style-name="Table4.B1" office:value-type="string">
            <text:p text:style-name="P28"><text:span text:style-name="T5">Operador que resulta </text:span><text:span text:style-name="T10">VERDADEIRO</text:span><text:span text:style-name="T5"> quando um dos seus operandos lógicos for verdadeiro.</text:span></text:p>
          </table:table-cell>
        </table:table-row>
        <table:table-row table:style-name="Table4.1">
          <table:table-cell table:style-name="Table4.A1" office:value-type="string">
            <text:p text:style-name="P24">e </text:p>
          </table:table-cell>
          <table:table-cell table:style-name="Table4.B1" office:value-type="string">
            <text:p text:style-name="P28"><text:span text:style-name="T5">Operador que resulta </text:span><text:span text:style-name="T10">VERDADEIRO</text:span><text:span text:style-name="T5"> somente se seus dois operandos lógicos forem verdadeiros.</text:span></text:p>
          </table:table-cell>
        </table:table-row>
        <table:table-row table:style-name="Table4.1">
          <table:table-cell table:style-name="Table4.A1" office:value-type="string">
            <text:p text:style-name="P24">xou</text:p>
          </table:table-cell>
          <table:table-cell table:style-name="Table4.B1" office:value-type="string">
            <text:p text:style-name="P28"><text:span text:style-name="T5">Operador que resulta </text:span><text:span text:style-name="T10">VERDADEIRO</text:span><text:span text:style-name="T5"> se seus dois operandos lógicos forem diferentes, e </text:span><text:span text:style-name="T10">FALSO</text:span><text:span text:style-name="T5"> se forem iguais.</text:span></text:p>
          </table:table-cell>
        </table:table-row>
      </table:table>
      <text:p text:style-name="P11"/>
      <text:p text:style-name="P15">Comandos de Saída de Dados</text:p>
      <text:p text:style-name="P11"/>
      <text:p text:style-name="P14">A sintaxe é a seguinte:</text:p>
      <text:p text:style-name="P18"><text:bookmark text:name="escreva"/><text:span text:style-name="T4">escreva (&lt;</text:span><text:span text:style-name="T2">lista-de-expressões&gt;</text:span><text:span text:style-name="T4">)</text:span></text:p>
      <text:p text:style-name="P23"><text:span text:style-name="T8">Escreve no dispositivo de saída padrão o conteúdo de cada uma das expressões que compõem</text:span><text:span text:style-name="T18"> </text:span><text:span text:style-name="T12">&lt;lista-de-expressões&gt;</text:span><text:span text:style-name="T8">.  As expressões dentro desta lista devem estar </text:span><text:soft-page-break/><text:span text:style-name="T8">separadas por vírgulas; depois de serem avaliadas, seus resultados são impressos na ordem indicada. </text:span></text:p>
      <text:p text:style-name="P10"><text:span text:style-name="T5">É possível especificar o número de espaços no qual se deseja escrever um determinado valor. Por exemplo, o comando </text:span><text:span text:style-name="T10">escreva(x:5)</text:span><text:span text:style-name="T5"> escreve o valor da variável </text:span><text:span text:style-name="T10">x</text:span><text:span text:style-name="T5"> em 5 espaços, alinhado-o à direita. Para variáveis reais, pode-se também especificar o número de casas fracionárias que serão exibidas. Por exemplo, considerando </text:span><text:span text:style-name="T10">y</text:span><text:span text:style-name="T5"> como uma variável real, o comando </text:span><text:span text:style-name="T10">escreva(y:6:2)</text:span><text:span text:style-name="T5">escreve seu valor em 6 espaços colocando 2 casas decimais. </text:span></text:p>
      <text:p text:style-name="P12"/>
      <text:p text:style-name="P10"><text:bookmark text:name="escreval"/><text:span text:style-name="T10">escreval (</text:span><text:span text:style-name="T9">&lt;lista-de-expressões&gt;</text:span><text:span text:style-name="T10">)</text:span><text:span text:style-name="T5">. </text:span></text:p>
      <text:p text:style-name="P14">Idem ao anterior, com a única diferença que pula uma linha em seguida.</text:p>
      <text:p text:style-name="P11"/>
      <text:p text:style-name="P13">Exemplos:</text:p>
      <text:p text:style-name="P5">algoritmo "exemplo"<text:line-break/>var x: real<text:line-break/>    y: inteiro<text:line-break/>    a: caractere<text:line-break/>    l: logico<text:line-break/>inicio<text:line-break/>x &lt;- 2.5<text:line-break/>y &lt;- 6<text:line-break/>a &lt;- "teste"<text:line-break/>l &lt;- VERDADEIRO<text:line-break/>escreval ("x", x:4:1, y+3:4) // Escreve: x 2.5    9<text:line-break/>escreval (a, "ok")           // Escreve: testeok (e depois pula linha)<text:line-break/>escreval (a, " ok")          // Escreve: teste ok (e depois pula linha)<text:line-break/>escreval (a + " ok")         // Escreve: teste ok (e depois pula linha)<text:line-break/>escreva (l)                  // Escreve: VERDADEIRO<text:line-break/>fimalgoritmo</text:p>
      <text:p text:style-name="P11"/>
      <text:p text:style-name="P14">Note que o DirectG separa expressões do tipo numérico e lógico com um espaço à esquerda, mas não as expressões do tipo caractere, para que assim possa haver a concatenação. Quando se deseja separar expressões do tipo caractere, é necessário acrescentar espaços nos locais adequados.</text:p>
      <text:p text:style-name="P12"/>
      <text:p text:style-name="P16">Comando de Entrada de Dados</text:p>
      <text:p text:style-name="P12"/>
      <text:p text:style-name="P13">A sintaxe é a seguinte:</text:p>
      <text:p text:style-name="P18"><text:bookmark text:name="leia"/><text:span text:style-name="T4">leia (</text:span><text:span text:style-name="T2">&lt;lista-de-variáveis&gt;</text:span><text:span text:style-name="T4">) </text:span></text:p>
      <text:p text:style-name="P10"><text:span text:style-name="T5">Recebe valores digitados pelos usuários, atribuindo-os às variáveis cujos nomes estão em </text:span><text:span text:style-name="T9">&lt;lista-de-variáveis&gt;</text:span><text:span text:style-name="T5"> (é respeitada a ordem especificada nesta lista).</text:span></text:p>
      <text:p text:style-name="P12"/>
      <text:p text:style-name="P13">Veja o exemplo:</text:p>
      <text:p text:style-name="P20">algoritmo "exemplo 1"<text:line-break/>var x: inteiro;<text:line-break/>inicio<text:line-break/>leia (x)<text:line-break/>escreva (x)<text:line-break/>fimalgoritmo</text:p>
      <text:p text:style-name="P11"/>
      <text:p text:style-name="P11"><text:soft-page-break/></text:p>
      <text:p text:style-name="P15">Comando de Desvio Condicional</text:p>
      <text:p text:style-name="P11"/>
      <text:p text:style-name="P13">A sintaxe é a seguinte:</text:p>
      <text:p text:style-name="P18"><text:bookmark text:name="se"/><text:span text:style-name="T4">se </text:span><text:span text:style-name="T2">&lt;expressão-lógica&gt;</text:span><text:span text:style-name="T4"> entao<text:line-break/>    </text:span><text:span text:style-name="T2">&lt;seqüência-de-comandos&gt;</text:span><text:span text:style-name="T4"><text:line-break/>fimse</text:span></text:p>
      <text:p text:style-name="P11"/>
      <text:p text:style-name="P10"><text:span text:style-name="T5">Ao encontrar este comando, o DirectG analisa a </text:span><text:span text:style-name="T9">&lt;expressão-lógica&gt;</text:span><text:span text:style-name="T5">. Se o seu resultado for </text:span><text:span text:style-name="T10">VERDADEIRO</text:span><text:span text:style-name="T5">, todos os comandos da </text:span><text:span text:style-name="T9">&lt;seqüência-de-comandos&gt;</text:span><text:span text:style-name="T6"> </text:span><text:span text:style-name="T5">(entre esta linha e a linha com </text:span><text:span text:style-name="T10">fimse</text:span><text:span text:style-name="T5">) são executados. Se o resultado for </text:span><text:span text:style-name="T10">FALSO</text:span><text:span text:style-name="T5">, estes comandos são desprezados e a execução do algoritmo continua a partir da primeira linha depois do </text:span><text:span text:style-name="T10">fimse</text:span><text:span text:style-name="T5">.</text:span></text:p>
      <text:p text:style-name="P12"/>
      <text:p text:style-name="P18"><text:span text:style-name="T4">se </text:span><text:span text:style-name="T2">&lt;expressão-lógica&gt;</text:span><text:span text:style-name="T4"> entao<text:line-break/>    </text:span><text:span text:style-name="T2">&lt;seqüência-de-comandos-1&gt;</text:span><text:span text:style-name="T4"><text:line-break/>senao<text:line-break/>    </text:span><text:span text:style-name="T2">&lt;seqüência-de-comandos-2&gt;</text:span><text:span text:style-name="T4"><text:line-break/>fimse</text:span></text:p>
      <text:p text:style-name="P11"/>
      <text:p text:style-name="P10"><text:span text:style-name="T5">Nesta outra forma do comando, se o resultado da avaliação de </text:span><text:span text:style-name="T9">&lt;expressão-lógica&gt;</text:span><text:span text:style-name="T5"> for </text:span><text:span text:style-name="T10">VERDADEIRO</text:span><text:span text:style-name="T5">, todos os comandos da </text:span><text:span text:style-name="T9">&lt;seqüência-de-comandos-1&gt;</text:span><text:span text:style-name="T5"> (entre esta linha e a linha com </text:span><text:span text:style-name="T10">senao</text:span><text:span text:style-name="T5">) são executados, e a execução continua depois a partir da primeira linha depois do </text:span><text:span text:style-name="T10">fimse</text:span><text:span text:style-name="T5">. Se o resultado for </text:span><text:span text:style-name="T10">FALSO</text:span><text:span text:style-name="T5">, estes comandos são desprezados e o algoritmo continua a ser executado a partir da primeira linha depois do </text:span><text:span text:style-name="T10">senao</text:span><text:span text:style-name="T5">, executando todos os comandos da </text:span><text:span text:style-name="T9">&lt;seqüência-de-comandos-2&gt;</text:span><text:span text:style-name="T5"> (até a linha com </text:span><text:span text:style-name="T10">fimse</text:span><text:span text:style-name="T5">).</text:span></text:p>
      <text:p text:style-name="P10"><text:span text:style-name="T5">Note que não há necessidade de delimitadores de bloco (como </text:span><text:span text:style-name="T6">{</text:span><text:span text:style-name="T5"> e </text:span><text:span text:style-name="T6">}</text:span><text:span text:style-name="T5">), pois as seqüências de comandos já estão delimitadas pelas palavras-chave </text:span><text:span text:style-name="T10">senao</text:span><text:span text:style-name="T5"> e </text:span><text:span text:style-name="T10">fimse</text:span><text:span text:style-name="T5">. O DirectG permite o aninhamento desses comandos de desvio condicional.</text:span></text:p>
      <text:p text:style-name="P11"/>
      <text:p text:style-name="P15">Comando de Seleção Múltipla</text:p>
      <text:p text:style-name="P11"/>
      <text:p text:style-name="P13">A sintaxe é a seguinte:</text:p>
      <text:p text:style-name="P18"><text:bookmark text:name="escolha"/><text:span text:style-name="T4">escolha </text:span><text:span text:style-name="T2">&lt;expressão-de-seleção&gt;</text:span><text:span text:style-name="T4"><text:line-break/>caso </text:span><text:span text:style-name="T2">&lt;exp11&gt;, &lt;exp12&gt;, ..., &lt;exp1n&gt;</text:span><text:span text:style-name="T4"><text:line-break/>   </text:span><text:span text:style-name="T2">&lt;seqüência-de-comandos-1&gt;</text:span><text:span text:style-name="T4"><text:line-break/>caso </text:span><text:span text:style-name="T2">&lt;exp21&gt;, &lt;exp22&gt;, ..., &lt;exp2n&gt;</text:span><text:span text:style-name="T4"><text:line-break/>   </text:span><text:span text:style-name="T2">&lt;seqüência-de-comandos-2&gt;</text:span><text:span text:style-name="T4"><text:line-break/>...<text:line-break/>outrocaso<text:line-break/>   </text:span><text:span text:style-name="T2">&lt;seqüência-de-comandos-extra&gt;</text:span><text:span text:style-name="T4"><text:line-break/>fimescolha</text:span></text:p>
      <text:p text:style-name="P11"/>
      <text:p text:style-name="P14">Veja o exemplo a seguir, que ilustra bem o que faz este comando:</text:p>
      <text:p text:style-name="P2"/>
      <text:p text:style-name="P5">algoritmo "Times"<text:line-break/>var time: caractere<text:line-break/>inicio<text:line-break/>escreva ("Entre com o nome de um time de futebol: ")<text:line-break/>leia (time)<text:line-break/>escolha time<text:line-break/><text:soft-page-break/>caso "Flamengo", "Fluminense", "Vasco", "Botafogo"<text:line-break/>   escreval ("É um time carioca.")<text:line-break/>caso "São Paulo", "Palmeiras", "Santos", "Corínthians"<text:line-break/>   escreval ("É um time paulista.")<text:line-break/>outrocaso<text:line-break/>   escreval ("É de outro estado.")<text:line-break/>fimescolha<text:line-break/>fimalgoritmo</text:p>
      <text:p text:style-name="P11"/>
      <text:p text:style-name="P15">Comandos de Repetição</text:p>
      <text:p text:style-name="P11"/>
      <text:p text:style-name="P10"><text:span text:style-name="T5">O DirectG implementa as três estruturas de repetição usuais nas linguagens de programação: o laço contado </text:span><text:span text:style-name="T10">para...ate...faca</text:span><text:span text:style-name="T5">, e os laços condicionados </text:span><text:span text:style-name="T10">enquanto...faca</text:span><text:span text:style-name="T5"> e </text:span><text:span text:style-name="T10">repita...ate</text:span><text:span text:style-name="T5">. A sintaxe destes comandos é explicada a seguir.</text:span></text:p>
      <text:p text:style-name="P11"/>
      <text:p text:style-name="P16"><text:bookmark text:name="para"/>Para ... faça</text:p>
      <text:p text:style-name="P12"/>
      <text:p text:style-name="P14">Esta estrutura repete uma sequência de comandos um determinado número de vezes.</text:p>
      <text:p text:style-name="P3"><text:span text:style-name="T4">para </text:span><text:span text:style-name="T2">&lt;variável&gt;</text:span><text:span text:style-name="T4"> de </text:span><text:span text:style-name="T2">&lt;valor-inicial&gt;</text:span><text:span text:style-name="T4"> ate </text:span><text:span text:style-name="T2">&lt;valor-limite&gt;</text:span><text:span text:style-name="T4"> [passo </text:span><text:span text:style-name="T2">&lt;incremento&gt;</text:span><text:span text:style-name="T4">] faca<text:line-break/>   </text:span><text:span text:style-name="T2">&lt;seqüência-de-comandos&gt;</text:span><text:span text:style-name="T4"><text:line-break/>fimpara</text:span></text:p>
      <table:table table:name="Table5" table:style-name="Table5">
        <table:table-column table:style-name="Table5.A"/>
        <table:table-column table:style-name="Table5.B"/>
        <table:table-row table:style-name="Table5.1">
          <table:table-cell table:style-name="Table5.A1" office:value-type="string">
            <text:p text:style-name="P25"><text:span text:style-name="T4">&lt;</text:span><text:span text:style-name="T2">variável</text:span><text:span text:style-name="T4"> &gt;</text:span></text:p>
          </table:table-cell>
          <table:table-cell table:style-name="Table5.B1" office:value-type="string">
            <text:p text:style-name="P28"><text:span text:style-name="T5">É a variável contadora que controla o número de repetições do laço. Na versão atual, deve ser necessariamente uma variável do tipo </text:span><text:span text:style-name="T10">inteiro</text:span><text:span text:style-name="T5">, como todas as expressões deste comando.</text:span></text:p>
          </table:table-cell>
        </table:table-row>
        <table:table-row table:style-name="Table5.1">
          <table:table-cell table:style-name="Table5.A1" office:value-type="string">
            <text:p text:style-name="P25"><text:span text:style-name="T2">&lt;valor-inicial&gt;</text:span><text:span text:style-name="T4"> </text:span></text:p>
          </table:table-cell>
          <table:table-cell table:style-name="Table5.B1" office:value-type="string">
            <text:p text:style-name="P27">É uma expressão que especifica o valor de inicialização da variável contadora antes da primeira repetição do laço.</text:p>
          </table:table-cell>
        </table:table-row>
        <table:table-row table:style-name="Table5.1">
          <table:table-cell table:style-name="Table5.A1" office:value-type="string">
            <text:p text:style-name="P25"><text:span text:style-name="T2">&lt;valor-limite &gt;</text:span><text:span text:style-name="T4"> </text:span></text:p>
          </table:table-cell>
          <table:table-cell table:style-name="Table5.B1" office:value-type="string">
            <text:p text:style-name="P27">É uma expressão que especifica o valor máximo que a variável contadora pode alcançar.</text:p>
          </table:table-cell>
        </table:table-row>
        <table:table-row table:style-name="Table5.1">
          <table:table-cell table:style-name="Table5.A1" office:value-type="string">
            <text:p text:style-name="P26">&lt;incremento &gt;</text:p>
          </table:table-cell>
          <table:table-cell table:style-name="Table5.B1" office:value-type="string">
            <text:p text:style-name="P28"><text:span text:style-name="T5">É opcional. Quando presente, precedida pela palavra </text:span><text:span text:style-name="T10">passo</text:span><text:span text:style-name="T5">, é uma expressão que especifica o incremento que será acrescentado à variável contadora em cada repetição do laço. Quando esta opção não é utilizada, o valor padrão de </text:span><text:span text:style-name="T6">&lt;</text:span><text:span text:style-name="T9">incremento&gt;</text:span><text:span text:style-name="T10"> </text:span><text:span text:style-name="T5">é 1. Vale a pena ter em conta que também é possível especificar valores negativos para </text:span><text:span text:style-name="T9">&lt;incremento&gt;</text:span><text:span text:style-name="T5">. Por outro lado, se a avaliação da expressão </text:span><text:span text:style-name="T10">&lt;</text:span><text:span text:style-name="T9">incremento</text:span><text:span text:style-name="T10"> &gt;</text:span><text:span text:style-name="T5"> resultar em valor nulo, a execução do algoritmo será interrompida, com a impressão de uma mensagem de erro.</text:span></text:p>
          </table:table-cell>
        </table:table-row>
        <table:table-row table:style-name="Table5.1">
          <table:table-cell table:style-name="Table5.A1" office:value-type="string">
            <text:p text:style-name="P24">fimpara </text:p>
          </table:table-cell>
          <table:table-cell table:style-name="Table5.B1" office:value-type="string">
            <text:p text:style-name="P28"><text:span text:style-name="T5">Indica o fim da seqüência de comandos a serem repetidos. Cada vez que o programa chega neste ponto, é acrescentado à variável contadora o valor de </text:span><text:span text:style-name="T10">&lt;</text:span><text:span text:style-name="T9">incremento</text:span><text:span text:style-name="T10"> &gt;</text:span><text:span text:style-name="T5">, e comparado a </text:span><text:span text:style-name="T9">&lt;valor-limite &gt;</text:span><text:span text:style-name="T5">. Se for menor ou igual (ou maior ou igual, quando </text:span><text:span text:style-name="T9">&lt;incremento &gt;</text:span><text:span text:style-name="T5"> for negativo), a seqüência de comandos será executada mais uma vez; caso contrário, a execução prosseguirá a partir do primeiro comando que esteja após o </text:span><text:span text:style-name="T10">fimpara</text:span><text:span text:style-name="T5">.</text:span></text:p>
          </table:table-cell>
        </table:table-row>
      </table:table>
      <text:p text:style-name="P11"/>
      <text:p text:style-name="P10"><text:span text:style-name="T9">&lt;valor-inicial &gt;</text:span><text:span text:style-name="T6">,</text:span><text:span text:style-name="T9"> &lt;valor-limite &gt; </text:span><text:span text:style-name="T6">e</text:span><text:span text:style-name="T9"> &lt;incremento &gt;</text:span><text:span text:style-name="T5"> são avaliados uma </text:span><text:span text:style-name="T7">única vez</text:span><text:span text:style-name="T5"> antes da execução da primeira repetição, e </text:span><text:span text:style-name="T7">não se alteram durante a execução do laço</text:span><text:span text:style-name="T5">, mesmo que variáveis eventualmente presentes nessas expressões tenham seus valores alterados.</text:span></text:p>
      <text:p text:style-name="P14">No exemplo a seguir, os números de 1 a 10 são exibidos em ordem crescente.</text:p>
      <text:p text:style-name="P5"><text:soft-page-break/>algoritmo "Números de 1 a 10"<text:line-break/>var j: inteiro<text:line-break/>inicio<text:line-break/>para j de 1 ate 10 faca<text:line-break/>   escreva (j:3)<text:line-break/>fimpara<text:line-break/>fimalgoritmo</text:p>
      <text:p text:style-name="P2"/>
      <text:p text:style-name="P10"><text:span text:style-name="T7">Importante:</text:span><text:span text:style-name="T5"> Se, logo no início da primeira repetição, </text:span><text:span text:style-name="T9">&lt;valor-inicial &gt;</text:span><text:span text:style-name="T10"> </text:span><text:span text:style-name="T5">for maior que </text:span><text:span text:style-name="T9">&lt;valor-limite &gt;</text:span><text:span text:style-name="T10"> </text:span><text:span text:style-name="T5">(ou menor, quando </text:span><text:span text:style-name="T9">&lt;incremento&gt;</text:span><text:span text:style-name="T5"> for negativo), o laço não será executado nenhuma vez. O exemplo a seguir não imprime nada.</text:span></text:p>
      <text:p text:style-name="P2"/>
      <text:p text:style-name="P5">algoritmo "Numeros de 10 a 1 (não funciona)"<text:line-break/>var j: inteiro<text:line-break/>inicio<text:line-break/>para j de 10 ate 1 faca<text:line-break/>   escreva (j:3)<text:line-break/>fimpara<text:line-break/>fimalgoritmo</text:p>
      <text:p text:style-name="P11"/>
      <text:p text:style-name="P14">Este outro exemplo, no entanto, funcionará por causa do <text:span text:style-name="T14">passo -1</text:span>:</text:p>
      <text:p text:style-name="P5">algoritmo "Numeros de 10 a 1 (este funciona)"<text:line-break/>var j: inteiro<text:line-break/>inicio<text:line-break/>para j de 10 ate 1 passo -1 faca<text:line-break/>   escreva (j:3)<text:line-break/>fimpara<text:line-break/>fimalgoritmo</text:p>
      <text:p text:style-name="P11"/>
      <text:p text:style-name="P15"><text:bookmark text:name="enquanto"/>Enquanto ... faça</text:p>
      <text:p text:style-name="P11"/>
      <text:p text:style-name="P14">Esta estrutura repete uma sequência de comandos enquanto uma determinada condição (especificada através de uma expressão lógica) for satisfeita.</text:p>
      <text:p text:style-name="P3"><text:span text:style-name="T4">enquanto </text:span><text:span text:style-name="T2">&lt;expressão-lógica&gt;</text:span><text:span text:style-name="T4"> faca<text:line-break/>   </text:span><text:span text:style-name="T2">&lt;seqüência-de-comandos&gt;</text:span><text:span text:style-name="T4"><text:line-break/>fimenquanto</text:span></text:p>
      <table:table table:name="Table6" table:style-name="Table6">
        <table:table-column table:style-name="Table6.A"/>
        <table:table-column table:style-name="Table6.B"/>
        <table:table-row table:style-name="Table6.1">
          <table:table-cell table:style-name="Table6.A1" office:value-type="string">
            <text:p text:style-name="P25"><text:span text:style-name="T2">&lt;expressão-lógica&gt;</text:span><text:span text:style-name="T4"> </text:span></text:p>
          </table:table-cell>
          <table:table-cell table:style-name="Table6.B1" office:value-type="string">
            <text:p text:style-name="P29"><text:span text:style-name="T5">Esta expressão que é avaliada antes de cada repetição do laço. Quando seu resultado for VERDADEIRO, </text:span><text:span text:style-name="T9">&lt;seqüência-de-comandos&gt;</text:span><text:span text:style-name="T5"> é executada.</text:span></text:p>
          </table:table-cell>
        </table:table-row>
        <table:table-row table:style-name="Table6.1">
          <table:table-cell table:style-name="Table6.A1" office:value-type="string">
            <text:p text:style-name="P24">fimenquanto </text:p>
          </table:table-cell>
          <table:table-cell table:style-name="Table6.B1" office:value-type="string">
            <text:p text:style-name="P29"><text:span text:style-name="T5">Indica o fim da </text:span><text:span text:style-name="T9">&lt;seqüência-de-comandos&gt;</text:span><text:span text:style-name="T5">  que será repetida. Cada vez que a execução atinge este ponto, volta-se ao início do laço para que </text:span><text:span text:style-name="T9">&lt;expressão-lógica&gt;</text:span><text:span text:style-name="T10"> </text:span><text:span text:style-name="T5">seja avaliada novamente. Se o resultado desta avaliação for VERDADEIRO, a </text:span><text:span text:style-name="T9">&lt;seqüência-de-comandos&gt;</text:span><text:span text:style-name="T5">  será executada mais uma vez; caso contrário, a execução prosseguirá a partir do primeiro comando após </text:span><text:span text:style-name="T10">fimenquanto</text:span><text:span text:style-name="T5">.</text:span></text:p>
          </table:table-cell>
        </table:table-row>
      </table:table>
      <text:p text:style-name="P13"> O mesmo exemplo anterior pode ser resolvido com esta estrutura de repetição: </text:p>
      <text:p text:style-name="P5">algoritmo "Números de 1 a 10 (com enquanto...faca)"<text:line-break/>var j: inteiro<text:line-break/>inicio<text:line-break/>j &lt;- 1<text:line-break/>enquanto j &lt;= 10 faca<text:line-break/><text:soft-page-break/>   escreva (j:3)<text:line-break/>   j &lt;- j + 1<text:line-break/>fimenquanto<text:line-break/>fimalgoritmo</text:p>
      <text:p text:style-name="P10"><text:span text:style-name="T7">Importante:</text:span><text:span text:style-name="T5"> Como o laço </text:span><text:span text:style-name="T10">enquanto...faca</text:span><text:span text:style-name="T5"> testa sua condição de parada </text:span><text:span text:style-name="T7">antes</text:span><text:span text:style-name="T5"> de executar sua seqüência de comandos, esta seqüência poderá ser executada </text:span><text:span text:style-name="T7">zero ou mais vezes</text:span><text:span text:style-name="T5">.</text:span></text:p>
      <text:p text:style-name="P11"/>
      <text:p text:style-name="P15"><text:bookmark text:name="repita"/>Repita ... até</text:p>
      <text:p text:style-name="P11"/>
      <text:p text:style-name="P14">Esta estrutura repete uma sequência de comandos até que uma determinada condição (especificada através de uma expressão lógica) seja satisfeita.</text:p>
      <text:p text:style-name="P3"><text:span text:style-name="T4">repita<text:line-break/>   </text:span><text:span text:style-name="T2">&lt;seqüência-de-comandos&gt;</text:span><text:span text:style-name="T4"><text:line-break/>ate </text:span><text:span text:style-name="T2">&lt;expressão-lógica&gt;</text:span></text:p>
      <table:table table:name="Table7" table:style-name="Table7">
        <table:table-column table:style-name="Table7.A"/>
        <table:table-column table:style-name="Table7.B"/>
        <table:table-row table:style-name="Table7.1">
          <table:table-cell table:style-name="Table7.A1" office:value-type="string">
            <text:p text:style-name="P24">repita </text:p>
          </table:table-cell>
          <table:table-cell table:style-name="Table7.B1" office:value-type="string">
            <text:p text:style-name="P27">Indica o início do laço.</text:p>
          </table:table-cell>
        </table:table-row>
        <table:table-row table:style-name="Table7.1">
          <table:table-cell table:style-name="Table7.A1" office:value-type="string">
            <text:p text:style-name="P31"><text:span text:style-name="T13">ate</text:span><text:span text:style-name="T18"> </text:span><text:span text:style-name="T13">&lt;</text:span><text:span text:style-name="T12">expressão-lógica</text:span><text:span text:style-name="T13">&gt; </text:span></text:p>
          </table:table-cell>
          <table:table-cell table:style-name="Table7.B1" office:value-type="string">
            <text:p text:style-name="P28"><text:span text:style-name="T5">Indica o fim da </text:span><text:span text:style-name="T9">&lt;seqüência-de-comandos&gt; </text:span><text:span text:style-name="T5">a serem repetidos. Cada vez que o programa chega neste ponto, </text:span><text:span text:style-name="T9">&lt;expressão-lógica&gt;</text:span><text:span text:style-name="T5"> é avaliada: se seu resultado for FALSO, os comandos presentes entre esta linha e a linha </text:span><text:span text:style-name="T10">repita</text:span><text:span text:style-name="T5"> são executados; caso contrário, a execução prosseguirá a partir do primeiro comando após esta linha.</text:span></text:p>
          </table:table-cell>
        </table:table-row>
      </table:table>
      <text:p text:style-name="P13">Considerando ainda o mesmo exemplo:</text:p>
      <text:p text:style-name="P5">algoritmo "Números de 1 a 10 (com repita)"<text:line-break/>var j: inteiro<text:line-break/>inicio<text:line-break/>j &lt;- 1<text:line-break/>repita<text:line-break/>   escreva (j:3)<text:line-break/>   j &lt;- j + 1<text:line-break/>ate j &gt; 10<text:line-break/>fimalgoritmo</text:p>
      <text:p text:style-name="P2"/>
      <text:p text:style-name="P10"><text:span text:style-name="T7">Importante:</text:span><text:span text:style-name="T5"> Como o laço </text:span><text:span text:style-name="T10">repita...ate</text:span><text:span text:style-name="T5"> testa sua condição de parada </text:span><text:span text:style-name="T7">depois</text:span><text:span text:style-name="T5"> de executar sua sequência de comandos, esta sequência poderá ser executada </text:span><text:span text:style-name="T7">uma ou mais vezes</text:span><text:span text:style-name="T5">.</text:span></text:p>
      <text:p text:style-name="P12"/>
      <text:p text:style-name="P16"><text:bookmark text:name="interrompa"/>Comando Interrompa</text:p>
      <text:p text:style-name="P12"/>
      <text:p text:style-name="P10"><text:span text:style-name="T5">As três estruturas de repetição acima permitem o uso do comando </text:span><text:span text:style-name="T10">interrompa</text:span><text:span text:style-name="T5">, que causa uma saída imediata do laço. Seu uso é exemplificado a seguir:</text:span></text:p>
      <text:p text:style-name="P12"/>
      <text:p text:style-name="P5">algoritmo "Números de 1 a 10 (com interrompa)"<text:line-break/>var x: inteiro<text:line-break/>inicio<text:line-break/>x &lt;- 0<text:line-break/>repita<text:line-break/>   x &lt;- x + 1<text:line-break/>   escreva (x:3)<text:line-break/>   se x = 10 entao<text:line-break/>      interrompa<text:line-break/>   fimse<text:line-break/>ate falso<text:line-break/>fimalgoritmo</text:p>
      <text:p text:style-name="P11"><text:soft-page-break/></text:p>
      <text:p text:style-name="P10"><text:span text:style-name="T5">O DirectG permite ainda uma forma alternativa do comando </text:span><text:span text:style-name="T10">repita...ate</text:span><text:span text:style-name="T5">, com a seguinte sintaxe:</text:span></text:p>
      <text:p text:style-name="P3"><text:span text:style-name="T4">algoritmo "Números de 1 a 10 (com interrompa) II"<text:line-break/>var x: inteiro<text:line-break/>inicio<text:line-break/>x &lt;- 0<text:line-break/></text:span><text:span text:style-name="T15">repita</text:span><text:span text:style-name="T4"><text:line-break/>   x &lt;- x + 1<text:line-break/>   escreva (x:3)<text:line-break/>   se x = 10 entao<text:line-break/>      interrompa<text:line-break/>   fimse<text:line-break/></text:span><text:span text:style-name="T15">fimrepita</text:span><text:span text:style-name="T4"><text:line-break/>fimalgoritmo</text:span></text:p>
      <text:p text:style-name="P11"/>
      <text:p text:style-name="P10"><text:span text:style-name="T5">Com esta sintaxe alternativa, o uso do </text:span><text:span text:style-name="T10">interrompa</text:span><text:span text:style-name="T5"> é obrigatório, pois é a única maneira de se sair do laço </text:span><text:span text:style-name="T10">repita...fimrepita</text:span><text:span text:style-name="T5">; caso contrário, este laço seria executado indeterminadamente.</text:span></text:p>
      <text:p text:style-name="P12"/>
      <text:p text:style-name="P17">Subprograma</text:p>
      <text:p text:style-name="P11"/>
      <text:p text:style-name="P14"><text:span text:style-name="T1">Subprograma</text:span> é um programa que auxilia o programa principal através da realização de uma determinada subtarefa. Também costuma receber os nomes de <text:span text:style-name="T1">sub-rotina</text:span>, <text:span text:style-name="T1">procedimento, método</text:span> ou <text:span text:style-name="T1">módulo</text:span>. Os subprogramas são chamados dentro do corpo do programa principal como se fossem <text:span text:style-name="T1">comandos</text:span>. Após seu término, a execução continua a partir do ponto onde foi chamado. É importante compreender que a chamada de um subprograma simplesmente gera um <text:span text:style-name="T14">desvio provisório no fluxo de execução</text:span>. </text:p>
      <text:p text:style-name="P14">Há um caso particular de subprograma que recebe o nome de <text:span text:style-name="T1">função</text:span>. Uma <text:span text:style-name="T1">função</text:span>, além de executar uma determinada tarefa, retorna um valor para quem a chamou, que é o resultado da sua execução. Por este motivo, a chamada de uma função aparece no corpo do programa principal como uma <text:span text:style-name="T1">expressão</text:span>, e não como um comando.</text:p>
      <text:p text:style-name="P14">Cada subprograma, além de ter acesso às variáveis do programa que o chamou (são as variáveis <text:span text:style-name="T1">globais</text:span>), pode ter suas próprias variáveis (são as variáveis <text:span text:style-name="T1">locais</text:span>), que existem apenas durante sua chamada.</text:p>
      <text:p text:style-name="P14">Ao se chamar um subprograma, também é possível passar-lhe determinadas informações que recebem o nome de <text:span text:style-name="T1">parâmetros</text:span> (são valores que, na linha de chamada, ficam entre os parênteses e que estão separados por vírgulas). A quantidade dos parâmetros, sua sequência e respectivos tipos não podem mudar: devem estar de acordo com o que foi especificado na sua correspondente declaração.</text:p>
      <text:p text:style-name="P14">Para se criar subprogramas, é preciso descrevê-los após a declaração das variáveis e antes do corpo do programa principal. Isso será explicado a seguir.</text:p>
      <text:p text:style-name="P11"/>
      <text:p text:style-name="P15"><text:bookmark text:name="proced"/>Procedimentos</text:p>
      <text:p text:style-name="P11"/>
      <text:p text:style-name="P10"><text:span text:style-name="T5">Em DirectG, procedimento é um subprograma que não retorna nenhum valor. Sua declaração, que deve estar entre o final da declaração de variáveis e a linha </text:span><text:span text:style-name="T10">inicio</text:span><text:span text:style-name="T5"> do programa principal, segue a sintaxe abaixo:</text:span></text:p>
      <text:p text:style-name="P3"><text:span text:style-name="T4">procedimento </text:span><text:span text:style-name="T2">&lt;nome-de-procedimento&gt;</text:span><text:span text:style-name="T4"> [(</text:span><text:span text:style-name="T2">&lt;seqüência-de-declarações-de-parâmetros&gt;</text:span><text:span text:style-name="T4">)]<text:line-break/>// Seção de Declarações Internas<text:line-break/>inicio<text:line-break/></text:span><text:soft-page-break/><text:span text:style-name="T4">// Seção de Comandos<text:line-break/>fimprocedimento</text:span></text:p>
      <text:p text:style-name="P2"/>
      <text:p text:style-name="P10"><text:span text:style-name="T5">O </text:span><text:span text:style-name="T9">&lt;nome-de-procedimento&gt;</text:span><text:span text:style-name="T5"> obedece as mesmas regras de nomenclatura das variáveis. Por outro lado, a </text:span><text:span text:style-name="T9">&lt;seqüência-de-declarações-de-parâmetros&gt;</text:span><text:span text:style-name="T10"> </text:span><text:span text:style-name="T5">é uma sequência de</text:span></text:p>
      <text:p text:style-name="P4"><text:span text:style-name="T4">[var] </text:span><text:span text:style-name="T2">&lt;seqüência-de-parâmetros&gt;</text:span><text:span text:style-name="T4">:</text:span><text:span text:style-name="T2"> &lt;tipo-de-dado&gt;</text:span></text:p>
      <text:p text:style-name="P10"><text:span text:style-name="T5">separadas por ponto e vírgula. A presença (opcional) da palavra-chave </text:span><text:span text:style-name="T10">var</text:span><text:span text:style-name="T5"> indica passagem de parâmetros por referência; caso contrário, a passagem será por valor. </text:span></text:p>
      <text:p text:style-name="P10"><text:span text:style-name="T5">Por sua vez, </text:span><text:span text:style-name="T9">&lt;seqüência-de-parâmetros&gt;</text:span><text:span text:style-name="T5"> é uma sequência de nomes de parâmetros (também obedecem a mesma regra de nomenclatura de variáveis) separados por vírgulas.</text:span></text:p>
      <text:p text:style-name="P10"><text:span text:style-name="T5">De modo análogo ao programa principal, a seção de declaração internas começa com a palavra-chave </text:span><text:span text:style-name="T10">var</text:span><text:span text:style-name="T5">, e continua com a seguinte sintaxe: </text:span></text:p>
      <text:p text:style-name="P2"/>
      <text:p text:style-name="P3"><text:span text:style-name="T2">&lt;lista-de-variáveis&gt;</text:span><text:span text:style-name="T4"> : </text:span><text:span text:style-name="T2">&lt;tipo-de-dado&gt;</text:span></text:p>
      <text:p text:style-name="P11"/>
      <text:p text:style-name="P10"><text:span text:style-name="T5">Nos próximos exemplos, através de um subprograma </text:span><text:span text:style-name="T10">soma</text:span><text:span text:style-name="T5">, será calculada a soma entre os valores 4 e –9 (ou seja, será obtido o resultado 13) que o programa principal imprimirá em seguida. No primeiro caso, um </text:span><text:span text:style-name="T7">procedimento sem parâmetros</text:span><text:span text:style-name="T5"> utiliza uma variável local </text:span><text:span text:style-name="T10">aux</text:span><text:span text:style-name="T5"> para armazenar provisoriamente o resultado deste cálculo (evidentemente, esta variável é desnecessária, mas está aí apenas para ilustrar o exemplo), antes de atribuí-lo à variável global </text:span><text:span text:style-name="T10">res</text:span><text:span text:style-name="T5">:</text:span></text:p>
      <text:p text:style-name="P12"/>
      <text:p text:style-name="P6"><text:span text:style-name="T16">procedimento soma<text:line-break/>var aux: inteiro<text:line-break/>inicio<text:line-break/></text:span><text:span text:style-name="T17">// </text:span><text:span text:style-name="T16">n, m e res são variáveis globais<text:line-break/>aux &lt;- n + m<text:line-break/>res &lt;- aux<text:line-break/>fimprocedimento </text:span></text:p>
      <text:p text:style-name="P11"/>
      <text:p text:style-name="P9"><text:span text:style-name="T5">No programa principal deve haver os seguintes comandos:<text:line-break/></text:span><text:span text:style-name="T10">n &lt;- 4<text:line-break/>m &lt;- -9<text:line-break/>soma<text:line-break/>escreva(res)</text:span></text:p>
      <text:p text:style-name="P11"/>
      <text:p text:style-name="P14">A mesma tarefa poderia ser executada através de um <text:span text:style-name="T14">procedimento com parâmetros</text:span>, como descrito abaixo:</text:p>
      <text:p text:style-name="P6"><text:span text:style-name="T16">procedimento soma (x,y: inteiro)<text:line-break/>inicio<text:line-break/></text:span><text:span text:style-name="T17">// </text:span><text:span text:style-name="T16">res é variável global<text:line-break/>res &lt;- x + y<text:line-break/>fimprocedimento </text:span></text:p>
      <text:p text:style-name="P11"/>
      <text:p text:style-name="P9"><text:span text:style-name="T5">No programa principal deve haver os seguintes comandos:<text:line-break/></text:span><text:span text:style-name="T10">n &lt;- 4<text:line-break/>m &lt;- -9<text:line-break/>soma(n,m)<text:line-break/>escreva(res)</text:span></text:p>
      <text:p text:style-name="P11"/>
      <text:p text:style-name="P14"><text:soft-page-break/>A passagem de parâmetros do exemplo acima se chama <text:span text:style-name="T14">passagem por valor</text:span>. Neste caso, o subprograma simplesmente recebe um valor que utiliza durante sua execução. Durante essa execução, os parâmetros passados por valor são análogos às suas variáveis locais, mas com uma única diferença: receberam um valor inicial no momento em que o subprograma foi chamado.</text:p>
      <text:p text:style-name="P12"/>
      <text:p text:style-name="P15"><text:bookmark text:name="funcao"/>Funções</text:p>
      <text:p text:style-name="P11"/>
      <text:p text:style-name="P10"><text:span text:style-name="T5">Em DirectG, função é um subprograma que retorna um valor. De modo análogo aos procedimentos, sua declaração deve estar entre o final da declaração de variáveis e a linha </text:span><text:span text:style-name="T10">inicio</text:span><text:span text:style-name="T5"> do programa principal, e segue a sintaxe abaixo:</text:span></text:p>
      <text:p text:style-name="P12"/>
      <text:p text:style-name="P3"><text:span text:style-name="T4">funcao </text:span><text:span text:style-name="T2">&lt;nome-de-função&gt;</text:span><text:span text:style-name="T4"> [(</text:span><text:span text:style-name="T2">&lt;seqüência-de-declarações-de-parâmetros&gt;</text:span><text:span text:style-name="T4">)]: </text:span><text:span text:style-name="T2">&lt;tipo-de-dado&gt;</text:span><text:span text:style-name="T4"><text:line-break/>// Seção de Declarações Internas<text:line-break/>inicio<text:line-break/>// Seção de Comandos<text:line-break/>fimfuncao</text:span></text:p>
      <text:p text:style-name="P11"/>
      <text:p text:style-name="P10"><text:span text:style-name="T5">O </text:span><text:span text:style-name="T9">&lt;nome-de-função&gt;</text:span><text:span text:style-name="T5"> obedece as mesmas regras de nomenclatura das variáveis. Por outro lado, a </text:span><text:span text:style-name="T9">&lt;seqüência-de-declarações-de-parâmetros&gt;</text:span><text:span text:style-name="T10"> </text:span><text:span text:style-name="T5">é uma sequência de</text:span></text:p>
      <text:p text:style-name="P4"><text:span text:style-name="T4">[var] </text:span><text:span text:style-name="T2">&lt;seqüência-de-parâmetros&gt;</text:span><text:span text:style-name="T4">:</text:span><text:span text:style-name="T2"> &lt;tipo-de-dado&gt;</text:span></text:p>
      <text:p text:style-name="P10"><text:span text:style-name="T5">separadas por ponto e vírgula. A presença (opcional) da palavra-chave </text:span><text:span text:style-name="T10">var</text:span><text:span text:style-name="T5"> indica passagem de parâmetros por referência; caso contrário, a passagem será por valor. </text:span></text:p>
      <text:p text:style-name="P10"><text:span text:style-name="T5">Por sua vez, </text:span><text:span text:style-name="T9">&lt;seqüência-de-parâmetros&gt;</text:span><text:span text:style-name="T5"> é uma sequência de nomes de parâmetros (também obedecem a mesma regra de nomenclatura de variáveis) separados por vírgulas.</text:span></text:p>
      <text:p text:style-name="P10"><text:span text:style-name="T5">O valor retornado pela função será do tipo especificado na sua declaração (logo após os dois pontos). Em alguma parte da função (de modo geral, no seu final), este valor deve ser retornado através do comando </text:span><text:bookmark text:name="retorne"/><text:span text:style-name="T10">retorne</text:span><text:span text:style-name="T5">.</text:span></text:p>
      <text:p text:style-name="P10"><text:span text:style-name="T5">De modo análogo ao programa principal, a seção de declaração internas começa com a palavra-chave </text:span><text:span text:style-name="T10">var</text:span><text:span text:style-name="T5">, e continua com a seguinte sintaxe: </text:span></text:p>
      <text:p text:style-name="P12"/>
      <text:p text:style-name="P4"><text:span text:style-name="T2">&lt;lista-de-variáveis&gt;</text:span><text:span text:style-name="T4"> : </text:span><text:span text:style-name="T2">&lt;tipo-de-dado&gt;</text:span></text:p>
      <text:p text:style-name="P12"/>
      <text:p text:style-name="P10"><text:span text:style-name="T5">Voltando ao exemplo anterior, no qual calculamos e imprimimos a soma entre os valores 4 e –9, vamos mostrar como isso poderia ser feito através de uma </text:span><text:span text:style-name="T7">função sem parâmetros</text:span><text:span text:style-name="T5">. Ela também utiliza uma variável local </text:span><text:span text:style-name="T10">aux</text:span><text:span text:style-name="T5"> para armazenar provisoriamente o resultado deste cálculo, antes de atribuí-lo à variável global </text:span><text:span text:style-name="T10">res</text:span><text:span text:style-name="T5">:</text:span></text:p>
      <text:p text:style-name="P2"/>
      <text:p text:style-name="P6"><text:span text:style-name="T16">funcao soma: inteiro<text:line-break/>var aux: inteiro<text:line-break/>inicio<text:line-break/></text:span><text:span text:style-name="T17">// </text:span><text:span text:style-name="T16">n, m e res são variáveis globais<text:line-break/>aux &lt;- n + m<text:line-break/>retorne aux<text:line-break/>fimfuncao </text:span></text:p>
      <text:p text:style-name="P11"/>
      <text:p text:style-name="P13">No programa principal deve haver os seguintes comandos:<text:line-break/></text:p>
      <text:p text:style-name="P20"><text:soft-page-break/>n &lt;- 4<text:line-break/>m &lt;- -9<text:line-break/>res &lt;- soma<text:line-break/>escreva(res)</text:p>
      <text:p text:style-name="P14">Se realizássemos essa mesma tarefa com uma <text:span text:style-name="T14">função com parâmetros passados por valor</text:span>, poderia ser do seguinte modo:</text:p>
      <text:p text:style-name="P2"/>
      <text:p text:style-name="P5">funcao soma (x,y: inteiro): inteiro<text:line-break/>inicio<text:line-break/>retorne x + y<text:line-break/>fimfuncao </text:p>
      <text:p text:style-name="P11"/>
      <text:p text:style-name="P13">No programa principal deve haver os seguintes comandos:<text:line-break/></text:p>
      <text:p text:style-name="P20">n &lt;- 4<text:line-break/>m &lt;- -9<text:line-break/>res &lt;- soma(n,m)<text:line-break/>escreva(res)</text:p>
      <text:p text:style-name="P11"/>
      <text:p text:style-name="P16">Passagem de Parâmetros por Referência</text:p>
      <text:p text:style-name="P12"/>
      <text:p text:style-name="P10"><text:span text:style-name="T5">Há ainda uma outra forma de passagem de parâmetros para subprogramas: é a passagem por referência. Neste caso, o subprograma não recebe apenas um valor, mas sim o </text:span><text:span text:style-name="T7">endereço </text:span><text:span text:style-name="T5">de uma variável global. Portanto, qualquer modificação que for realizada no conteúdo deste parâmetro afetará também a variável global que está associada a ele. Durante a execução do subprograma, os parâmetros passados por referência são análogos às variáveis globais. No DirectG, <text:s/>essa passagem é feita através da palavra </text:span><text:span text:style-name="T10">var</text:span><text:span text:style-name="T5"> na declaração do parâmetro. </text:span></text:p>
      <text:p text:style-name="P14">Voltando ao exemplo da soma, o procedimento abaixo realiza a mesma tarefa utilizando passagem de parâmetros por referência:</text:p>
      <text:p text:style-name="P12"/>
      <text:p text:style-name="P5">procedimento soma (x,y: inteiro; var result: inteiro)<text:line-break/>inicio<text:line-break/>result &lt;- x + y<text:line-break/>fimprocedimento </text:p>
      <text:p text:style-name="P9"><text:span text:style-name="T5">No programa principal deve haver os seguintes comandos:<text:line-break/></text:span><text:span text:style-name="T10">n &lt;- 4<text:line-break/>m &lt;- -9<text:line-break/>soma(n,m,res)<text:line-break/>escreva(res)</text:span></text:p>
      <text:p text:style-name="P11"/>
      <text:p text:style-name="P15">Recursão e Aninhamento</text:p>
      <text:p text:style-name="P11"/>
      <text:p text:style-name="P13">O DirectG permite recursão, isto é, a possibilidade de que um subprograma possa chamar a si mesmo. A função do exemplo abaixo calcula recursivamente o fatorial do número inteiro que recebe como parâmetro:</text:p>
      <text:p text:style-name="P11"/>
      <text:p text:style-name="P5">funcao fatorial (v: inteiro): inteiro<text:line-break/>inicio<text:line-break/>se v &lt;= 2 entao<text:line-break/>retorne v<text:line-break/>senao<text:line-break/><text:soft-page-break/>retorne v * fatorial(v-1)<text:line-break/>fimse<text:line-break/>fimfuncao</text:p>
      <text:p text:style-name="P13">No entanto, esta característica dificulta a elaboração dos compiladores e, na prática, não é muito importante. Por este motivo, ela não é permitida na maioria das linguagens de programação (como C, por exemplo), e o DirectG não a implementa.</text:p>
      <text:p text:style-name="P13">O DirectG implementa algumas extensões às linguagens "tradicionais" de programação, com o intuito principal de ajudar o seu uso como ferramenta de ensino. Elas são mostradas a seguir.</text:p>
      <text:p text:style-name="P11"/>
      <text:p text:style-name="P15"><text:bookmark text:name="aleatorio"/>Comando Aleatório</text:p>
      <text:p text:style-name="P11"/>
      <text:p text:style-name="P10"><text:span text:style-name="T5">Muitas vezes a digitação de dados para o teste de um programa torna-se uma tarefa entediante. Com o uso do comando </text:span><text:span text:style-name="T10">aleatorio</text:span><text:span text:style-name="T5"> do DirectG, sempre que um comando </text:span><text:span text:style-name="T10">leia</text:span><text:span text:style-name="T5"> for encontrado, a digitação de valores numéricos e/ou caracteres é substituída por uma geração aleatória. Este comando não afeta a leitura de variáveis lógicas: com certeza, uma coisa pouco usual em programação... </text:span></text:p>
      <text:p text:style-name="P14">Este comando tem as seguintes sintaxes:</text:p>
      <table:table table:name="Table8" table:style-name="Table8">
        <table:table-column table:style-name="Table8.A"/>
        <table:table-column table:style-name="Table8.B"/>
        <table:table-row table:style-name="Table8.1">
          <table:table-cell table:style-name="Table8.A1" office:value-type="string">
            <text:p text:style-name="P30"><text:span text:style-name="T10">aleatorio [on]</text:span><text:span text:style-name="T5"> </text:span></text:p>
          </table:table-cell>
          <table:table-cell table:style-name="Table8.B1" office:value-type="string">
            <text:p text:style-name="P29"><text:span text:style-name="T5">Ativa a geração de valores aleatórios que substituem a digitação de dados. A palavra-chave </text:span><text:span text:style-name="T10">on</text:span><text:span text:style-name="T5"> é opcional. A faixa padrão de valores gerados é de 0 a 100 inclusive. Para a geração de dados do tipo caractere, não há uma faixa preestabelecida: os dados gerados serão sempre </text:span><text:span text:style-name="T6">strings</text:span><text:span text:style-name="T5"> de 5 letras maiúsculas.</text:span></text:p>
          </table:table-cell>
        </table:table-row>
        <table:table-row table:style-name="Table8.1">
          <table:table-cell table:style-name="Table8.A1" office:value-type="string">
            <text:p text:style-name="P25"><text:span text:style-name="T4">aleatorio </text:span><text:span text:style-name="T2">&lt;valor1 &gt;</text:span><text:span text:style-name="T4"> [,</text:span><text:span text:style-name="T2"> &lt;valor2 &gt;</text:span><text:span text:style-name="T4"> ] </text:span></text:p>
          </table:table-cell>
          <table:table-cell table:style-name="Table8.B1" office:value-type="string">
            <text:p text:style-name="P29"><text:span text:style-name="T5">Ativa a geração de dados numéricos aleatórios estabelecendo uma faixa de valores mínimos e máximos. Se apenas </text:span><text:span text:style-name="T9">&lt; valor1&gt; </text:span><text:span text:style-name="T5">for fornecido, a faixa será de 0 a </text:span><text:span text:style-name="T9">&lt;valor1&gt; </text:span><text:span text:style-name="T5">inclusive; caso contrário, a faixa será de </text:span><text:span text:style-name="T9">&lt;valor1&gt;</text:span><text:span text:style-name="T5"> a </text:span><text:span text:style-name="T9">&lt;valor2&gt;</text:span><text:span text:style-name="T5"> inclusive. Se </text:span><text:span text:style-name="T9">&lt;valor2&gt;</text:span><text:span text:style-name="T5"> for menor que </text:span><text:span text:style-name="T9">&lt;valor1&gt;</text:span><text:span text:style-name="T5">, o DirectG os trocará para que a faixa fique correta.  </text:span><text:span text:style-name="T7"><text:line-break/>Importante:</text:span><text:span text:style-name="T5"> </text:span><text:span text:style-name="T9">&lt;valor1&gt;</text:span><text:span text:style-name="T5"> e </text:span><text:span text:style-name="T9">&lt;valor2&gt;</text:span><text:span text:style-name="T5"> devem ser </text:span><text:span text:style-name="T7">constantes numéricas</text:span><text:span text:style-name="T5">, e não expressões.</text:span></text:p>
          </table:table-cell>
        </table:table-row>
        <table:table-row table:style-name="Table8.1">
          <table:table-cell table:style-name="Table8.A1" office:value-type="string">
            <text:p text:style-name="P24">aleatorio off</text:p>
          </table:table-cell>
          <table:table-cell table:style-name="Table8.B1" office:value-type="string">
            <text:p text:style-name="P29"><text:span text:style-name="T5">Desativa a geração de valores aleatórios. A palavra-chave </text:span><text:span text:style-name="T10">off</text:span><text:span text:style-name="T5"> é obrigatória.</text:span></text:p>
          </table:table-cell>
        </table:table-row>
      </table:table>
      <text:p text:style-name="P11"/>
      <text:p text:style-name="P15"><text:line-break/><text:bookmark text:name="arquivo"/>Comando Arquivo</text:p>
      <text:p text:style-name="P11"/>
      <text:p text:style-name="P10"><text:span text:style-name="T5">Muitas vezes é necessário repetir os testes de um programa com uma série igual de dados. Para casos como este, o DirectG permite o armazenamento de dados em um arquivo-texto, obtendo deles os dados ao executar os comandos </text:span><text:span text:style-name="T10">leia</text:span><text:span text:style-name="T5">. <text:line-break/>Esta característica funciona da seguinte maneira:<text:line-break/>    1) Se </text:span><text:span text:style-name="T7">não existir</text:span><text:span text:style-name="T5"> o arquivo com nome especificado, o DirectG fará uma leitura de dados através da digitação, armazenando os dados lidos neste arquivo, na ordem em que forem fornecidos.<text:line-break/>    2) Se o arquivo </text:span><text:span text:style-name="T7">existir</text:span><text:span text:style-name="T5">, o DirectG obterá os dados deste arquivo até chegar ao seu fim. Daí em diante, fará as leituras de dados através da digitação.<text:line-break/>    3) Somente um comando </text:span><text:span text:style-name="T10">arquivo</text:span><text:span text:style-name="T5"> pode ser empregado em cada pseudocódigo, e ele deverá estar na seção de declarações (dependendo do "sucesso" desta característica, em futuras versões ela poderá ser melhorada...).<text:line-break/>    4) Caso não seja fornecido um caminho, o DirectG irá procurar este arquivo na pasta de trabalho corrente. Este comando não prevê uma extensão padrão; portanto, a especificação do nome do arquivo deve ser completa, inclusive com sua extensão (por exemplo, .txt, .dat, etc.).</text:span></text:p>
      <text:p text:style-name="P11"><text:soft-page-break/></text:p>
      <text:p text:style-name="P11"/>
      <text:p text:style-name="P11"/>
      <text:p text:style-name="P13">A sintaxe do comando é:</text:p>
      <text:p text:style-name="P11"/>
      <text:p text:style-name="P18"><text:span text:style-name="T4">arquivo </text:span><text:span text:style-name="T2">&lt;nome-de-arquivo&gt;</text:span></text:p>
      <text:p text:style-name="P9"><text:span text:style-name="T9">&lt;nome-de-arquivo&gt;</text:span><text:span text:style-name="T19"> </text:span><text:span text:style-name="T5">é uma constante</text:span><text:span text:style-name="T19"> </text:span><text:span text:style-name="T5">caractere (entre aspas duplas). </text:span></text:p>
      <text:p text:style-name="P11"/>
      <text:p text:style-name="P13">Veja o exemplo a seguir:</text:p>
      <text:p text:style-name="P2"/>
      <text:p text:style-name="P5">algoritmo "lendo do arquivo"<text:line-break/>arquivo "teste.txt"<text:line-break/>var x,y: inteiro<text:line-break/>inicio<text:line-break/>para x de 1 ate 5 faca<text:line-break/>   leia (y)<text:line-break/>fimpara<text:line-break/>fimalgoritmo</text:p>
      <text:p text:style-name="P11"/>
      <text:p text:style-name="P16"><text:bookmark text:name="timer"/>Comando Timer</text:p>
      <text:p text:style-name="P12"/>
      <text:p text:style-name="P10"><text:span text:style-name="T5">Embora o DirectG seja um interpretador de pseudocódigo, seu desempenho é muito bom: o tempo gasto para interpretar cada linha digitada é apenas uma fração de segundo. Entretanto, por motivos educacionais, pode ser conveniente exibir o fluxo de execução do pseudocódigo comando por comando, em "câmera lenta". O comando </text:span><text:span text:style-name="T10">timer</text:span><text:span text:style-name="T5"> serve para este propósito: insere um atraso (que pode ser especificado) antes da execução de cada linha. Além disso, realça em fundo azul o comando que está sendo executado, da mesma forma que na execução passo a passo.</text:span></text:p>
      <text:p text:style-name="P14">Sua sintaxe é a seguinte:</text:p>
      <text:p text:style-name="P12"/>
      <table:table table:name="Table9" table:style-name="Table9">
        <table:table-column table:style-name="Table9.A"/>
        <table:table-column table:style-name="Table9.B"/>
        <table:table-row table:style-name="Table9.1">
          <table:table-cell table:style-name="Table9.A1" office:value-type="string">
            <text:p text:style-name="P24">timer on </text:p>
          </table:table-cell>
          <table:table-cell table:style-name="Table9.B1" office:value-type="string">
            <text:p text:style-name="P27">Ativa o <text:span text:style-name="T1">timer</text:span>.</text:p>
          </table:table-cell>
        </table:table-row>
        <table:table-row table:style-name="Table9.1">
          <table:table-cell table:style-name="Table9.A1" office:value-type="string">
            <text:p text:style-name="P25"><text:span text:style-name="T4">timer </text:span><text:span text:style-name="T2">&lt;tempo-de-atraso&gt;</text:span><text:span text:style-name="T4"> </text:span></text:p>
          </table:table-cell>
          <table:table-cell table:style-name="Table9.B1" office:value-type="string">
            <text:p text:style-name="P29"><text:span text:style-name="T5">Ativa o </text:span><text:span text:style-name="T6">timer</text:span><text:span text:style-name="T5"> estabelecendo seu tempo de atraso em milissegundos. O valor padrão é 500, que equivale a meio segundo. O argumento </text:span><text:span text:style-name="T6">&lt;</text:span><text:span text:style-name="T9">tempo-de-atraso&gt;</text:span><text:span text:style-name="T5"> deve ser uma constante inteira com valor entre 0 e 10000. Valores menores que 0 são corrigidos para 0, e maiores que 10000 para 10000.</text:span></text:p>
          </table:table-cell>
        </table:table-row>
        <table:table-row table:style-name="Table9.1">
          <table:table-cell table:style-name="Table9.A1" office:value-type="string">
            <text:p text:style-name="P24">timer off</text:p>
          </table:table-cell>
          <table:table-cell table:style-name="Table9.B1" office:value-type="string">
            <text:p text:style-name="P27">Desativa o <text:span text:style-name="T1">timer.</text:span></text:p>
          </table:table-cell>
        </table:table-row>
      </table:table>
      <text:p text:style-name="P10"><text:span text:style-name="T5">Ao longo do pseudocódigo, pode haver vários comandos </text:span><text:span text:style-name="T10">timer</text:span><text:span text:style-name="T5">. Todos eles devem estar na seção de comandos. Uma vez ativado, o atraso na execução dos comandos será mantido até se chegar ao final do pseudocódigo ou até ser encontrado um comando </text:span><text:span text:style-name="T10">timer</text:span><text:span text:style-name="T5"> </text:span><text:span text:style-name="T10">off</text:span><text:span text:style-name="T5">.</text:span></text:p>
      <text:p text:style-name="P12"/>
      <text:p text:style-name="P15">Comandos de Depuração</text:p>
      <text:p text:style-name="P11"/>
      <text:p text:style-name="P10"><text:span text:style-name="T5">Nenhum ambiente de desenvolvimento está completo se não houver a possibilidade de se inserir pontos de interrupção (</text:span><text:span text:style-name="T6">breakpoints</text:span><text:span text:style-name="T5">) no pseudocódigo para fins de depuração. DirectG implementa dois comandos que auxiliam a depuração ou análise de um pseudocódigo: o comando </text:span><text:span text:style-name="T10">pausa</text:span><text:span text:style-name="T5"> e o comando </text:span><text:span text:style-name="T10">debug</text:span><text:span text:style-name="T5">.</text:span></text:p>
      <text:p text:style-name="P11"><text:soft-page-break/></text:p>
      <text:p text:style-name="P11"/>
      <text:p text:style-name="P11"/>
      <text:p text:style-name="P11"/>
      <text:p text:style-name="P15"><text:bookmark text:name="pausa"/>Comando Pausa</text:p>
      <text:p text:style-name="P11"/>
      <text:p text:style-name="P13">Sua sintaxe é simplesmente:</text:p>
      <text:p text:style-name="P11"/>
      <text:p text:style-name="P20">pausa</text:p>
      <text:p text:style-name="P11"/>
      <text:p text:style-name="P14">Este comando insere uma interrupção incondicional no pseudocódigo. Quando ele é encontrado, o DirectG pára a execução do pseudocódigo e espera alguma ação do programador. </text:p>
      <text:p text:style-name="P11"/>
      <text:p text:style-name="P15"><text:bookmark text:name="debug"/>Comando Debug</text:p>
      <text:p text:style-name="P11"/>
      <text:p text:style-name="P14">Sua sintaxe é:</text:p>
      <text:p text:style-name="P19"><text:span text:style-name="T4">debug &lt;</text:span><text:span text:style-name="T2">expressão-lógica</text:span><text:span text:style-name="T4">&gt;</text:span></text:p>
      <text:p text:style-name="P10"><text:span text:style-name="T5">Se a avaliação de </text:span><text:span text:style-name="T10">&lt;</text:span><text:span text:style-name="T9">expressão-lógica</text:span><text:span text:style-name="T10">&gt;</text:span><text:span text:style-name="T5"> resultar em valor VERDADEIRO, a execução do pseudocódigo será interrompida como no comando </text:span><text:span text:style-name="T10">pausa</text:span><text:span text:style-name="T5">. Dessa forma, é possível a inserção de um </text:span><text:span text:style-name="T6">breakpoint</text:span><text:span text:style-name="T5"> condicional no pseudocódigo.</text:span></text:p>
      <text:p text:style-name="P12"/>
      <text:p text:style-name="P15"><text:bookmark text:name="eco"/>Comando Eco</text:p>
      <text:p text:style-name="P11"/>
      <text:p text:style-name="P14">Sua sintaxe é: </text:p>
      <text:p text:style-name="P21">eco on | off   </text:p>
      <text:p text:style-name="P10"><text:span text:style-name="T5">Este comando ativa (</text:span><text:span text:style-name="T10">eco</text:span><text:span text:style-name="T5"> </text:span><text:span text:style-name="T10">on</text:span><text:span text:style-name="T5">) ou desativa (</text:span><text:span text:style-name="T10">eco</text:span><text:span text:style-name="T5"> </text:span><text:span text:style-name="T10">off</text:span><text:span text:style-name="T5">) a impressão dos dados de entrada na saída-padrão do DirectG. Esta característica pode ser útil quando houver uma grande quantidade de dados de entrada, e se deseja apenas analisar a saída produzida. Convém utilizá-la também quando os dados de entrada provêm de um arquivo já conhecido.</text:span></text:p>
      <text:p text:style-name="P12"/>
      <text:p text:style-name="P15"><text:bookmark text:name="cronometro"/>Comando Cronômetro</text:p>
      <text:p text:style-name="P11"/>
      <text:p text:style-name="P14">Sua sintaxe é:</text:p>
      <text:p text:style-name="P21">cronometro on | off   </text:p>
      <text:p text:style-name="P10"><text:span text:style-name="T5">Este comando ativa (</text:span><text:span text:style-name="T10">cronometro on</text:span><text:span text:style-name="T5">) ou desativa (</text:span><text:span text:style-name="T10">cronometro off</text:span><text:span text:style-name="T5">) o cronômetro interno do DirectG. Quando o comando </text:span><text:span text:style-name="T10">cronometro on</text:span><text:span text:style-name="T5"> é encontrado, o DirectG imprime na saída-padrão a informação "Cronômetro iniciado.", e começa a contar o tempo em milissegundos. Quando o comando </text:span><text:span text:style-name="T10">cronometro off</text:span><text:span text:style-name="T5"> é encontrado, o DirectG imprime na saída-padrão a informação "Cronômetro terminado. Tempo decorrido: xx segundo(s) e xx ms". Este comando é útil na análise de desempenho de algoritmos (ordenação, busca, etc.). </text:span></text:p>
      <text:p text:style-name="P12"/>
      <text:p text:style-name="P15"><text:bookmark text:name="limpatela"/>Comando Limpatela</text:p>
      <text:p text:style-name="P11"/>
      <text:p text:style-name="P22"><text:soft-page-break/><text:span text:style-name="T8">Sua sintaxe é</text:span><text:span text:style-name="T18">:</text:span></text:p>
      <text:p text:style-name="P20">limpatela</text:p>
      <text:p text:style-name="P13">Este comando simplesmente limpa a te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pitch="variable" style:font-charset="x-symbol"/>
    <style:font-face style:name="Lohit Hindi1" svg:font-family="'Lohit Hindi'"/>
    <style:font-face style:name="Courier New" svg:font-family="'Courier New'" style:font-family-generic="modern"/>
    <style:font-face style:name="Courier New2" svg:font-family="'Courier New'" style:font-family-generic="modern" style:font-pitch="fixed"/>
    <style:font-face style:name="Calibri1" svg:font-family="Calibri" style:font-pitch="variable"/>
    <style:font-face style:name="DejaVu Sans1" svg:font-family="'DejaVu Sans'" style:font-pitch="variable"/>
    <style:font-face style:name="Lohit Hindi2" svg:font-family="'Lohit Hindi'" style:font-pitch="variable"/>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pt" fo:country="BR" style:letter-kerning="true" style:font-name-asian="DejaVu Sans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ormal_20__28_Web_29_" style:display-name="Normal (Web)" style:family="paragraph" style:parent-style-name="Standard">
      <style:paragraph-properties fo:margin-top="0.0693in" fo:margin-bottom="0.0693in" style:contextual-spacing="false" style:line-height-at-least="0.0693in"/>
      <style:text-properties style:font-name="Times New Roman" fo:font-size="12pt" style:font-name-asian="Times New Roman" style:font-size-asian="12pt" style:language-asian="pt" style:country-asian="BR"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meta:initial-creator>
    <meta:creation-date>2011-04-08T20:13:00</meta:creation-date>
    <dc:creator>rodrigo</dc:creator>
    <dc:date>2011-04-08T21:00:00</dc:date>
    <meta:editing-cycles>2</meta:editing-cycles>
    <meta:editing-duration>PT47S</meta:editing-duration>
    <meta:generator>LibreOffice/3.6$Linux_x86 LibreOffice_project/360m1$Build-2</meta:generator>
    <meta:document-statistic meta:table-count="9" meta:image-count="0" meta:object-count="0" meta:page-count="15" meta:paragraph-count="216" meta:word-count="4228" meta:character-count="27228" meta:non-whitespace-character-count="229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